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2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04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205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2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263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26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2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#d4d4d4" fo:color="#000000"/>
    </style:style>
    <style:style style:name="T3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1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3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1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4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4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4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4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0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5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5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6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5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8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5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5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5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60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0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5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6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2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5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6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6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69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7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76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7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7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7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7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7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7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4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84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8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7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8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8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9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9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77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7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79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80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81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82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83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84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85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86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87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88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89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90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91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92" style:family="text">
      <style:text-properties fo:font-size="10.00pt" fo:font-weight="bold" fo:font-family="'Cambria Math'" style:font-family-asian="'Cambria Math'" style:font-family-complex="'Cambria Math'" fo:background-color="transparent" fo:color="#000000"/>
    </style:style>
    <style:style style:name="T993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9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9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9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0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5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0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0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0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1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8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2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4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3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1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1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1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2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6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2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2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83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28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2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01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302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0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2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3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3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3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47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34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3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3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3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8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38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05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40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4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4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4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4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5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4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7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4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7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4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95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49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49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5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5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5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5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5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7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5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1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5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4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5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5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4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75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576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57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79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5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3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5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5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9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5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2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9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6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4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48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6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5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68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69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670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6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3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6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7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6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6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6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8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1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7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3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7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1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174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4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1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762" style:family="text">
      <style:text-properties fo:font-size="10.00pt" fo:font-weight="bold" fo:font-family="Consolas" style:font-family-asian="Consolas" style:font-family-complex="Consolas" fo:background-color="transparent" fo:color="#7f9fbf"/>
    </style:style>
    <style:style style:name="T1763" style:family="text">
      <style:text-properties fo:font-size="10.00pt" fo:font-weight="normal" fo:font-family="Consolas" style:font-family-asian="Consolas" style:font-family-complex="Consolas" fo:background-color="transparent" fo:color="#3f7f5f"/>
    </style:style>
    <style:style style:name="T17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6a3e3e"/>
    </style:style>
    <style:style style:name="T17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0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7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7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7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2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8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8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4" style:family="text">
      <style:text-properties fo:font-size="10.00pt" fo:font-weight="bold" fo:font-family="Consolas" style:font-family-asian="Consolas" style:font-family-complex="Consolas" fo:background-color="transparent" fo:color="#0000c0" fo:font-style="italic"/>
    </style:style>
    <style:style style:name="T18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6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18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6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5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18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7" style:family="text">
      <style:text-properties fo:font-size="10.00pt" fo:font-weight="bold" fo:font-family="Consolas" style:font-family-asian="Consolas" style:font-family-complex="Consolas" fo:background-color="transparent" style:use-window-font-color="true"/>
    </style:style>
    <style:style style:name="T186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CTION 1: VARIABLES AND OPERATORS</text:span></text:p>
      <text:p text:style-name="P1"><text:span text:style-name="T1">1. Arithmetic operators.</text:span><text:span text:style-name="T2"/></text:p>
      <text:p text:style-name="P2"><text:span text:style-name="T2">import</text:span><text:span text:style-name="T3"><text:s/>java.util.Scanner;</text:span><text:span text:style-name="T4"/></text:p>
      <text:p text:style-name="P2"><text:span text:style-name="T4"/></text:p>
      <text:p text:style-name="P2"><text:span text:style-name="T5">public</text:span><text:span text:style-name="T6"><text:s/></text:span><text:span text:style-name="T7">class</text:span><text:span text:style-name="T8"><text:s/>ArthmeticOp {</text:span><text:span text:style-name="T9"/></text:p>
      <text:p text:style-name="P2"><text:span text:style-name="T9"/></text:p>
      <text:p text:style-name="P2"><text:span text:style-name="T10"><text:tab/></text:span><text:span text:style-name="T11">public</text:span><text:span text:style-name="T12"><text:s/></text:span><text:span text:style-name="T13">static</text:span><text:span text:style-name="T14"><text:s/></text:span><text:span text:style-name="T15">void</text:span><text:span text:style-name="T16"><text:s/>main(String[]<text:s/></text:span><text:span text:style-name="T17">args</text:span><text:span text:style-name="T18">) {</text:span><text:span text:style-name="T19"/></text:p>
      <text:p text:style-name="P2"><text:span text:style-name="T20"><text:tab/><text:tab/></text:span><text:span text:style-name="T21">//<text:s/></text:span><text:span text:style-name="T22">TODO</text:span><text:span text:style-name="T23"><text:s/>Auto-generated method stub</text:span><text:span text:style-name="T24"/></text:p>
      <text:p text:style-name="P2"><text:span text:style-name="T25"><text:tab/><text:tab/>Scanner<text:s/></text:span><text:span text:style-name="T26">sc</text:span><text:span text:style-name="T27">=<text:s/></text:span><text:span text:style-name="T28">new</text:span><text:span text:style-name="T29"><text:s/>Scanner(System.</text:span><text:span text:style-name="T30">in</text:span><text:span text:style-name="T31">);</text:span><text:span text:style-name="T32"/></text:p>
      <text:p text:style-name="P2"><text:span text:style-name="T33"><text:tab/><text:tab/></text:span><text:span text:style-name="T34"/></text:p>
      <text:p text:style-name="P2"><text:span text:style-name="T35"><text:tab/><text:tab/>System.</text:span><text:span text:style-name="T36">out</text:span><text:span text:style-name="T37">.println(</text:span><text:span text:style-name="T38">"enter the value of a :"</text:span><text:span text:style-name="T39">);</text:span><text:span text:style-name="T40"/></text:p>
      <text:p text:style-name="P2"><text:span text:style-name="T41"><text:tab/><text:tab/></text:span><text:span text:style-name="T42">int</text:span><text:span text:style-name="T43"><text:s/></text:span><text:span text:style-name="T44">a</text:span><text:span text:style-name="T45">=</text:span><text:span text:style-name="T46">sc</text:span><text:span text:style-name="T47">.nextInt();</text:span><text:span text:style-name="T48"/></text:p>
      <text:p text:style-name="P2"><text:span text:style-name="T49"><text:tab/><text:tab/>System.</text:span><text:span text:style-name="T50">out</text:span><text:span text:style-name="T51">.println(</text:span><text:span text:style-name="T52">"enter the value of b: "</text:span><text:span text:style-name="T53">);</text:span><text:span text:style-name="T54"/></text:p>
      <text:p text:style-name="P2"><text:span text:style-name="T55"><text:tab/><text:tab/></text:span><text:span text:style-name="T56">int</text:span><text:span text:style-name="T57"><text:s/></text:span><text:span text:style-name="T58">b</text:span><text:span text:style-name="T59">=</text:span><text:span text:style-name="T60">sc</text:span><text:span text:style-name="T61">.nextInt();</text:span><text:span text:style-name="T62"/></text:p>
      <text:p text:style-name="P2"><text:span text:style-name="T63"><text:tab/><text:tab/>System.</text:span><text:span text:style-name="T64">out</text:span><text:span text:style-name="T65">.println(</text:span><text:span text:style-name="T66">"sum of a and b is: "</text:span><text:span text:style-name="T67">+(</text:span><text:span text:style-name="T68">a</text:span><text:span text:style-name="T69">+</text:span><text:span text:style-name="T70">b</text:span><text:span text:style-name="T71">));</text:span><text:span text:style-name="T72"/></text:p>
      <text:p text:style-name="P2"><text:span text:style-name="T73"><text:tab/><text:tab/>System.</text:span><text:span text:style-name="T74">out</text:span><text:span text:style-name="T75">.println(</text:span><text:span text:style-name="T76">"difference of a and b is: "</text:span><text:span text:style-name="T77">+(</text:span><text:span text:style-name="T78">a</text:span><text:span text:style-name="T79">-</text:span><text:span text:style-name="T80">b</text:span><text:span text:style-name="T81">));</text:span><text:span text:style-name="T82"/></text:p>
      <text:p text:style-name="P2"><text:span text:style-name="T83"><text:tab/><text:tab/>System.</text:span><text:span text:style-name="T84">out</text:span><text:span text:style-name="T85">.println(</text:span><text:span text:style-name="T86">"product of a and b is: "</text:span><text:span text:style-name="T87">+(</text:span><text:span text:style-name="T88">a</text:span><text:span text:style-name="T89">*</text:span><text:span text:style-name="T90">b</text:span><text:span text:style-name="T91">));</text:span><text:span text:style-name="T92"/></text:p>
      <text:p text:style-name="P2"><text:span text:style-name="T93"><text:tab/><text:tab/>System.</text:span><text:span text:style-name="T94">out</text:span><text:span text:style-name="T95">.println(</text:span><text:span text:style-name="T96">"quotient ofa and b is: "</text:span><text:span text:style-name="T97">+(</text:span><text:span text:style-name="T98">a</text:span><text:span text:style-name="T99">/</text:span><text:span text:style-name="T100">b</text:span><text:span text:style-name="T101">));</text:span><text:span text:style-name="T102"/></text:p>
      <text:p text:style-name="P2"><text:span text:style-name="T102"/></text:p>
      <text:p text:style-name="P2"><text:span text:style-name="T103"><text:tab/>}</text:span><text:span text:style-name="T104"/></text:p>
      <text:p text:style-name="P2"><text:span text:style-name="T104"/></text:p>
      <text:p text:style-name="P2"><text:span text:style-name="T105">}</text:span></text:p>
      <text:p text:style-name="P2"><text:span text:style-name="T105"/></text:p>
      <text:p text:style-name="P2"><text:span text:style-name="T105"/></text:p>
      <text:p text:style-name="P2"><text:span text:style-name="T106">2. Swapping of two numbers</text:span></text:p>
      <text:p text:style-name="P2"><text:span text:style-name="T106"/></text:p>
      <text:p text:style-name="P2"><text:span text:style-name="T106">Using temparory variable:</text:span></text:p>
      <text:p text:style-name="P2"><text:span text:style-name="T107">public</text:span><text:span text:style-name="T108"><text:s/></text:span><text:span text:style-name="T109">class</text:span><text:span text:style-name="T110"><text:s/>Swapping1 {</text:span><text:span text:style-name="T111"/></text:p>
      <text:p text:style-name="P2"><text:span text:style-name="T111"/></text:p>
      <text:p text:style-name="P2"><text:span text:style-name="T112"><text:tab/></text:span><text:span text:style-name="T113">public</text:span><text:span text:style-name="T114"><text:s/></text:span><text:span text:style-name="T115">static</text:span><text:span text:style-name="T116"><text:s/></text:span><text:span text:style-name="T117">void</text:span><text:span text:style-name="T118"><text:s/>main(String[]<text:s/></text:span><text:span text:style-name="T119">args</text:span><text:span text:style-name="T120">) {</text:span><text:span text:style-name="T121"/></text:p>
      <text:p text:style-name="P2"><text:span text:style-name="T122"><text:tab/><text:tab/></text:span><text:span text:style-name="T123">//<text:s/></text:span><text:span text:style-name="T124">TODO</text:span><text:span text:style-name="T125"><text:s/>Auto-generated method stub</text:span><text:span text:style-name="T126"/></text:p>
      <text:p text:style-name="P2"><text:span text:style-name="T127"><text:tab/><text:tab/></text:span><text:span text:style-name="T128">int</text:span><text:span text:style-name="T129"><text:s/></text:span><text:span text:style-name="T130">a</text:span><text:span text:style-name="T131"><text:s/>= 10;</text:span><text:span text:style-name="T132"/></text:p>
      <text:p text:style-name="P2"><text:span text:style-name="T133"><text:tab/><text:tab/></text:span><text:span text:style-name="T134">int</text:span><text:span text:style-name="T135"><text:s/></text:span><text:span text:style-name="T136">b</text:span><text:span text:style-name="T137"><text:s/>= 20;</text:span><text:span text:style-name="T138"/></text:p>
      <text:p text:style-name="P2"><text:span text:style-name="T139"><text:tab/><text:tab/></text:span><text:span text:style-name="T140">int</text:span><text:span text:style-name="T141"><text:s/></text:span><text:span text:style-name="T142">temp</text:span><text:span text:style-name="T143">;</text:span><text:span text:style-name="T144"/></text:p>
      <text:p text:style-name="P2"><text:span text:style-name="T145"><text:tab/><text:tab/></text:span><text:span text:style-name="T146">temp</text:span><text:span text:style-name="T147"><text:s/>=</text:span><text:span text:style-name="T148">a</text:span><text:span text:style-name="T149">;</text:span><text:span text:style-name="T150"/></text:p>
      <text:p text:style-name="P2"><text:span text:style-name="T151"><text:tab/><text:tab/></text:span><text:span text:style-name="T152">a</text:span><text:span text:style-name="T153"><text:s/>=<text:s/></text:span><text:span text:style-name="T154">b</text:span><text:span text:style-name="T155">;</text:span><text:span text:style-name="T156"/></text:p>
      <text:p text:style-name="P2"><text:span text:style-name="T157"><text:tab/><text:tab/></text:span><text:span text:style-name="T158">b</text:span><text:span text:style-name="T159"><text:s/>=<text:s/></text:span><text:span text:style-name="T160">temp</text:span><text:span text:style-name="T161">;</text:span><text:span text:style-name="T162"/></text:p>
      <text:p text:style-name="P2"><text:span text:style-name="T163"><text:tab/><text:tab/>System.</text:span><text:span text:style-name="T164">out</text:span><text:span text:style-name="T165">.println(</text:span><text:span text:style-name="T166">"a="</text:span><text:span text:style-name="T167">+<text:s/></text:span><text:span text:style-name="T168">a</text:span><text:span text:style-name="T169">);</text:span><text:span text:style-name="T170"/></text:p>
      <text:p text:style-name="P2"><text:span text:style-name="T171"><text:tab/><text:tab/>System.</text:span><text:span text:style-name="T172">out</text:span><text:span text:style-name="T173">.println(</text:span><text:span text:style-name="T174">"b="</text:span><text:span text:style-name="T175">+<text:s/></text:span><text:span text:style-name="T176">b</text:span><text:span text:style-name="T177">);</text:span><text:span text:style-name="T178"/></text:p>
      <text:p text:style-name="P2"><text:span text:style-name="T179"><text:tab/><text:tab/></text:span><text:span text:style-name="T180"/></text:p>
      <text:p text:style-name="P2"><text:span text:style-name="T180"/></text:p>
      <text:p text:style-name="P2"><text:span text:style-name="T181"><text:tab/>}</text:span><text:span text:style-name="T182"/></text:p>
      <text:p text:style-name="P2"><text:span text:style-name="T182"/></text:p>
      <text:p text:style-name="P2"><text:span text:style-name="T183">}</text:span></text:p>
      <text:p text:style-name="P2"><text:span text:style-name="T183"/></text:p>
      <text:p text:style-name="P2"><text:span text:style-name="T183"/></text:p>
      <text:p text:style-name="P2"><text:span text:style-name="T184">Without using third variable:</text:span></text:p>
      <text:p text:style-name="P2"><text:span text:style-name="T184"/></text:p>
      <text:p text:style-name="P2"><text:span text:style-name="T185">public</text:span><text:span text:style-name="T186"><text:s/></text:span><text:span text:style-name="T187">class</text:span><text:span text:style-name="T188"><text:s/>Swappi</text:span><text:span text:style-name="T189">n</text:span><text:span text:style-name="T190">g2 {</text:span><text:span text:style-name="T191"/></text:p>
      <text:p text:style-name="P2"><text:span text:style-name="T191"/></text:p>
      <text:p text:style-name="P2"><text:span text:style-name="T192"><text:tab/></text:span><text:span text:style-name="T193">public</text:span><text:span text:style-name="T194"><text:s/></text:span><text:span text:style-name="T195">static</text:span><text:span text:style-name="T196"><text:s/></text:span><text:span text:style-name="T197">void</text:span><text:span text:style-name="T198"><text:s/>main(String[]<text:s/></text:span><text:span text:style-name="T199">args</text:span><text:span text:style-name="T200">) {</text:span><text:span text:style-name="T201"/></text:p>
      <text:p text:style-name="P2"><text:span text:style-name="T202"><text:tab/><text:tab/></text:span><text:span text:style-name="T203">//<text:s/></text:span><text:span text:style-name="T204">TODO</text:span><text:span text:style-name="T205"><text:s/>Auto-generated method stub</text:span><text:span text:style-name="T206"/></text:p>
      <text:p text:style-name="P2"><text:span text:style-name="T207"><text:tab/><text:tab/></text:span><text:span text:style-name="T208">int</text:span><text:span text:style-name="T209"><text:s/></text:span><text:span text:style-name="T210">a</text:span><text:span text:style-name="T211"><text:s/>= 20;</text:span><text:span text:style-name="T212"/></text:p>
      <text:p text:style-name="P2"><text:span text:style-name="T213"><text:tab/><text:tab/></text:span><text:span text:style-name="T214">int</text:span><text:span text:style-name="T215"><text:s/></text:span><text:span text:style-name="T216">b</text:span><text:span text:style-name="T217"><text:s/>= 10;</text:span><text:span text:style-name="T218"/></text:p>
      <text:p text:style-name="P2"><text:span text:style-name="T219"><text:tab/><text:tab/></text:span><text:span text:style-name="T220">a</text:span><text:span text:style-name="T221"><text:s/>=<text:s/></text:span><text:span text:style-name="T222">a</text:span><text:span text:style-name="T223"><text:s/>+<text:s/></text:span><text:span text:style-name="T224">b</text:span><text:span text:style-name="T225">;</text:span><text:span text:style-name="T226"/></text:p>
      <text:p text:style-name="P2"><text:span text:style-name="T227"><text:tab/><text:tab/></text:span><text:span text:style-name="T228">b</text:span><text:span text:style-name="T229"><text:s/>=<text:s/></text:span><text:span text:style-name="T230">a</text:span><text:span text:style-name="T231"><text:s/>-<text:s/></text:span><text:span text:style-name="T232">b</text:span><text:span text:style-name="T233">;</text:span><text:span text:style-name="T234"/></text:p>
      <text:p text:style-name="P2"><text:span text:style-name="T235"><text:tab/><text:tab/></text:span><text:span text:style-name="T236">a</text:span><text:span text:style-name="T237"><text:s/>=<text:s/></text:span><text:span text:style-name="T238">a</text:span><text:span text:style-name="T239"><text:s/>-<text:s/></text:span><text:span text:style-name="T240">b</text:span><text:span text:style-name="T241">;</text:span><text:span text:style-name="T242"/></text:p>
      <text:p text:style-name="P2"><text:span text:style-name="T243"><text:tab/><text:tab/>System.</text:span><text:span text:style-name="T244">out</text:span><text:span text:style-name="T245">.println(</text:span><text:span text:style-name="T246">"a = "</text:span><text:span text:style-name="T247">+</text:span><text:span text:style-name="T248">a</text:span><text:span text:style-name="T249">);</text:span><text:span text:style-name="T250"/></text:p>
      <text:p text:style-name="P2"><text:span text:style-name="T251"><text:tab/><text:tab/>System.</text:span><text:span text:style-name="T252">out</text:span><text:span text:style-name="T253">.println(</text:span><text:span text:style-name="T254">"b = "</text:span><text:span text:style-name="T255">+</text:span><text:span text:style-name="T256">b</text:span><text:span text:style-name="T257">);</text:span><text:span text:style-name="T258"/></text:p>
      <text:p text:style-name="P2"><text:span text:style-name="T259"><text:tab/>}</text:span><text:span text:style-name="T260"/></text:p>
      <text:p text:style-name="P2"><text:span text:style-name="T261">}</text:span></text:p>
      <text:p text:style-name="P2"><text:span text:style-name="T261"/></text:p>
      <text:p text:style-name="P2"><text:span text:style-name="T261"/></text:p>
      <text:p text:style-name="P2"><text:span text:style-name="T262">3. Simple Interest:</text:span><text:span text:style-name="T263"/></text:p>
      <text:p text:style-name="P2"><text:span text:style-name="T263"/></text:p>
      <text:p text:style-name="P2"><text:span text:style-name="T264">import</text:span><text:span text:style-name="T265"><text:s/>java.util.Scanner;</text:span><text:span text:style-name="T266"/></text:p>
      <text:p text:style-name="P2"><text:span text:style-name="T266"/></text:p>
      <text:p text:style-name="P2"><text:span text:style-name="T267">public</text:span><text:span text:style-name="T268"><text:s/></text:span><text:span text:style-name="T269">class</text:span><text:span text:style-name="T270"><text:s/>SimpleInterest {</text:span><text:span text:style-name="T271"/></text:p>
      <text:p text:style-name="P2"><text:span text:style-name="T271"/></text:p>
      <text:p text:style-name="P2"><text:span text:style-name="T272"><text:tab/></text:span><text:span text:style-name="T273">public</text:span><text:span text:style-name="T274"><text:s/></text:span><text:span text:style-name="T275">static</text:span><text:span text:style-name="T276"><text:s/></text:span><text:span text:style-name="T277">void</text:span><text:span text:style-name="T278"><text:s/>main(String[]<text:s/></text:span><text:span text:style-name="T279">args</text:span><text:span text:style-name="T280">) {</text:span><text:span text:style-name="T281"/></text:p>
      <text:p text:style-name="P2"><text:span text:style-name="T282"><text:tab/><text:tab/>Scanner<text:s/></text:span><text:span text:style-name="T283">sc</text:span><text:span text:style-name="T284"><text:s/>=<text:s/></text:span><text:span text:style-name="T285">new</text:span><text:span text:style-name="T286"><text:s/>Scanner(System.</text:span><text:span text:style-name="T287">in</text:span><text:span text:style-name="T288">);</text:span><text:span text:style-name="T289"/></text:p>
      <text:p text:style-name="P2"><text:span text:style-name="T290"><text:tab/><text:tab/>System.</text:span><text:span text:style-name="T291">out</text:span><text:span text:style-name="T292">.println(</text:span><text:span text:style-name="T293">"enter the value of p: "</text:span><text:span text:style-name="T294">);</text:span><text:span text:style-name="T295"/></text:p>
      <text:p text:style-name="P2"><text:span text:style-name="T296"><text:tab/><text:tab/></text:span><text:span text:style-name="T297">int</text:span><text:span text:style-name="T298"><text:s/></text:span><text:span text:style-name="T299">p</text:span><text:span text:style-name="T300"><text:s/>=<text:s/></text:span><text:span text:style-name="T301">sc</text:span><text:span text:style-name="T302">.nextInt();</text:span><text:span text:style-name="T303"/></text:p>
      <text:p text:style-name="P2"><text:span text:style-name="T304"><text:tab/><text:tab/>System.</text:span><text:span text:style-name="T305">out</text:span><text:span text:style-name="T306">.println(</text:span><text:span text:style-name="T307">"enter the value of t: "</text:span><text:span text:style-name="T308">);</text:span><text:span text:style-name="T309"/></text:p>
      <text:p text:style-name="P2"><text:span text:style-name="T310"><text:tab/><text:tab/></text:span><text:span text:style-name="T311">int</text:span><text:span text:style-name="T312"><text:s/></text:span><text:span text:style-name="T313">t</text:span><text:span text:style-name="T314"><text:s/>=<text:s/></text:span><text:span text:style-name="T315">sc</text:span><text:span text:style-name="T316">.nextInt();</text:span><text:span text:style-name="T317"/></text:p>
      <text:p text:style-name="P2"><text:span text:style-name="T318"><text:tab/><text:tab/>System.</text:span><text:span text:style-name="T319">out</text:span><text:span text:style-name="T320">.println(</text:span><text:span text:style-name="T321">"enter the value of r: "</text:span><text:span text:style-name="T322">);</text:span><text:span text:style-name="T323"/></text:p>
      <text:p text:style-name="P2"><text:span text:style-name="T324"><text:tab/><text:tab/></text:span><text:span text:style-name="T325">float</text:span><text:span text:style-name="T326"><text:s/></text:span><text:span text:style-name="T327">r</text:span><text:span text:style-name="T328"><text:s/>=<text:s/></text:span><text:span text:style-name="T329">sc</text:span><text:span text:style-name="T330">.</text:span><text:span text:style-name="T331">nextFloat</text:span><text:span text:style-name="T332">();</text:span><text:span text:style-name="T333"/></text:p>
      <text:p text:style-name="P2"><text:span text:style-name="T334"><text:tab/><text:tab/></text:span><text:span text:style-name="T335">float</text:span><text:span text:style-name="T336"><text:s/></text:span><text:span text:style-name="T337">si</text:span><text:span text:style-name="T338">;</text:span><text:span text:style-name="T339"/></text:p>
      <text:p text:style-name="P2"><text:span text:style-name="T340"><text:tab/><text:tab/></text:span><text:span text:style-name="T341">si</text:span><text:span text:style-name="T342">=(</text:span><text:span text:style-name="T343">p</text:span><text:span text:style-name="T344">*</text:span><text:span text:style-name="T345">r</text:span><text:span text:style-name="T346">*</text:span><text:span text:style-name="T347">t</text:span><text:span text:style-name="T348">)/100;</text:span><text:span text:style-name="T349"/></text:p>
      <text:p text:style-name="P2"><text:span text:style-name="T350"><text:tab/><text:tab/>System.</text:span><text:span text:style-name="T351">out</text:span><text:span text:style-name="T352">.println(</text:span><text:span text:style-name="T353">"simple interest is: "</text:span><text:span text:style-name="T354">+</text:span><text:span text:style-name="T355">si</text:span><text:span text:style-name="T356">);</text:span><text:span text:style-name="T357"/></text:p>
      <text:p text:style-name="P2"><text:span text:style-name="T357"/></text:p>
      <text:p text:style-name="P2"><text:span text:style-name="T358"><text:tab/>}</text:span><text:span text:style-name="T359"/></text:p>
      <text:p text:style-name="P2"><text:span text:style-name="T359"/></text:p>
      <text:p text:style-name="P2"><text:span text:style-name="T360">}</text:span></text:p>
      <text:p text:style-name="P2"><text:span text:style-name="T360"/></text:p>
      <text:p text:style-name="P2"><text:span text:style-name="T360"/></text:p>
      <text:p text:style-name="P2"><text:span text:style-name="T361">4. Area and perimeter of rectangle:</text:span></text:p>
      <text:p text:style-name="P2"><text:span text:style-name="T361"/></text:p>
      <text:p text:style-name="P2"><text:span text:style-name="T362">import</text:span><text:span text:style-name="T363"><text:s/>java.util.Scanner;</text:span><text:span text:style-name="T364"/></text:p>
      <text:p text:style-name="P2"><text:span text:style-name="T364"/></text:p>
      <text:p text:style-name="P2"><text:span text:style-name="T365">public</text:span><text:span text:style-name="T366"><text:s/></text:span><text:span text:style-name="T367">class</text:span><text:span text:style-name="T368"><text:s/>Rectangle {</text:span><text:span text:style-name="T369"/></text:p>
      <text:p text:style-name="P2"><text:span text:style-name="T369"/></text:p>
      <text:p text:style-name="P2"><text:span text:style-name="T370"><text:tab/></text:span><text:span text:style-name="T371">public</text:span><text:span text:style-name="T372"><text:s/></text:span><text:span text:style-name="T373">static</text:span><text:span text:style-name="T374"><text:s/></text:span><text:span text:style-name="T375">void</text:span><text:span text:style-name="T376"><text:s/>main(String[]<text:s/></text:span><text:span text:style-name="T377">args</text:span><text:span text:style-name="T378">) {</text:span><text:span text:style-name="T379"/></text:p>
      <text:p text:style-name="P2"><text:span text:style-name="T380"><text:tab/><text:tab/>Scanner<text:s/></text:span><text:span text:style-name="T381">sc</text:span><text:span text:style-name="T382"><text:s/>=</text:span><text:span text:style-name="T383">new</text:span><text:span text:style-name="T384"><text:s/>Scanner(System.</text:span><text:span text:style-name="T385">in</text:span><text:span text:style-name="T386">);</text:span><text:span text:style-name="T387"/></text:p>
      <text:p text:style-name="P2"><text:span text:style-name="T388"><text:tab/><text:tab/>System.</text:span><text:span text:style-name="T389">out</text:span><text:span text:style-name="T390">.println(</text:span><text:span text:style-name="T391">"the value of length: "</text:span><text:span text:style-name="T392">);</text:span><text:span text:style-name="T393"/></text:p>
      <text:p text:style-name="P2"><text:span text:style-name="T394"><text:tab/><text:tab/></text:span><text:span text:style-name="T395">int</text:span><text:span text:style-name="T396"><text:s/></text:span><text:span text:style-name="T397">l</text:span><text:span text:style-name="T398"><text:s/>=<text:s/></text:span><text:span text:style-name="T399">sc</text:span><text:span text:style-name="T400">.nextInt();</text:span><text:span text:style-name="T401"/></text:p>
      <text:p text:style-name="P2"><text:span text:style-name="T402"><text:tab/><text:tab/>System.</text:span><text:span text:style-name="T403">out</text:span><text:span text:style-name="T404">.println(</text:span><text:span text:style-name="T405">"enter the value of b: "</text:span><text:span text:style-name="T406">);</text:span><text:span text:style-name="T407"/></text:p>
      <text:p text:style-name="P2"><text:span text:style-name="T408"><text:tab/><text:tab/></text:span><text:span text:style-name="T409">int</text:span><text:span text:style-name="T410"><text:s/></text:span><text:span text:style-name="T411">b</text:span><text:span text:style-name="T412"><text:s/>=<text:s/></text:span><text:span text:style-name="T413">sc</text:span><text:span text:style-name="T414">.nextInt();</text:span><text:span text:style-name="T415"/></text:p>
      <text:p text:style-name="P2"><text:span text:style-name="T416"><text:tab/><text:tab/></text:span><text:span text:style-name="T417">int</text:span><text:span text:style-name="T418"><text:s/></text:span><text:span text:style-name="T419">area</text:span><text:span text:style-name="T420">=</text:span><text:span text:style-name="T421">l</text:span><text:span text:style-name="T422">*</text:span><text:span text:style-name="T423">b</text:span><text:span text:style-name="T424">;</text:span><text:span text:style-name="T425"/></text:p>
      <text:p text:style-name="P2"><text:span text:style-name="T426"><text:tab/><text:tab/>System.</text:span><text:span text:style-name="T427">out</text:span><text:span text:style-name="T428">.println(</text:span><text:span text:style-name="T429">"area of rect is: "</text:span><text:span text:style-name="T430">+<text:s/></text:span><text:span text:style-name="T431">area</text:span><text:span text:style-name="T432">);</text:span><text:span text:style-name="T433"/></text:p>
      <text:p text:style-name="P2"><text:span text:style-name="T434"><text:tab/><text:tab/></text:span><text:span text:style-name="T435">int</text:span><text:span text:style-name="T436"><text:s/></text:span><text:span text:style-name="T437">perimeter</text:span><text:span text:style-name="T438">=2*(</text:span><text:span text:style-name="T439">l</text:span><text:span text:style-name="T440">+</text:span><text:span text:style-name="T441">b</text:span><text:span text:style-name="T442">);</text:span><text:span text:style-name="T443"/></text:p>
      <text:p text:style-name="P2"><text:span text:style-name="T444"><text:tab/><text:tab/>System.</text:span><text:span text:style-name="T445">out</text:span><text:span text:style-name="T446">.println(</text:span><text:span text:style-name="T447">"perimeter of rect is: "</text:span><text:span text:style-name="T448">+<text:s/></text:span><text:span text:style-name="T449">perimeter</text:span><text:span text:style-name="T450">);</text:span><text:span text:style-name="T451"/></text:p>
      <text:p text:style-name="P2"><text:span text:style-name="T452"><text:tab/>}</text:span><text:span text:style-name="T453"/></text:p>
      <text:p text:style-name="P2"><text:span text:style-name="T454">}</text:span></text:p>
      <text:p text:style-name="P2"><text:span text:style-name="T454"/></text:p>
      <text:p text:style-name="P2"><text:span text:style-name="T454"/></text:p>
      <text:p text:style-name="P2"><text:span text:style-name="T455">5.1 Celsius, Fahrenheit:</text:span></text:p>
      <text:p text:style-name="P2"><text:span text:style-name="T455"/></text:p>
      <text:p text:style-name="P2"><text:span text:style-name="T456">import</text:span><text:span text:style-name="T457"><text:s/>java.util.Scanner;</text:span><text:span text:style-name="T458"/></text:p>
      <text:p text:style-name="P2"><text:span text:style-name="T458"/></text:p>
      <text:p text:style-name="P2"><text:span text:style-name="T459">public</text:span><text:span text:style-name="T460"><text:s/></text:span><text:span text:style-name="T461">class</text:span><text:span text:style-name="T462"><text:s/>ConvertCelsius {</text:span><text:span text:style-name="T463"/></text:p>
      <text:p text:style-name="P2"><text:span text:style-name="T463"/></text:p>
      <text:p text:style-name="P2"><text:span text:style-name="T464"><text:tab/></text:span><text:span text:style-name="T465">public</text:span><text:span text:style-name="T466"><text:s/></text:span><text:span text:style-name="T467">static</text:span><text:span text:style-name="T468"><text:s/></text:span><text:span text:style-name="T469">void</text:span><text:span text:style-name="T470"><text:s/>main(String[]<text:s/></text:span><text:span text:style-name="T471">args</text:span><text:span text:style-name="T472">) {</text:span><text:span text:style-name="T473"/></text:p>
      <text:p text:style-name="P2"><text:span text:style-name="T474"><text:tab/><text:tab/>Scanner<text:s/></text:span><text:span text:style-name="T475">sc</text:span><text:span text:style-name="T476"><text:s/>=<text:s/></text:span><text:span text:style-name="T477">new</text:span><text:span text:style-name="T478"><text:s/>Scanner(System.</text:span><text:span text:style-name="T479">in</text:span><text:span text:style-name="T480">);</text:span><text:span text:style-name="T481"/></text:p>
      <text:p text:style-name="P2"><text:span text:style-name="T482"><text:tab/><text:tab/>System.</text:span><text:span text:style-name="T483">out</text:span><text:span text:style-name="T484">.println(</text:span><text:span text:style-name="T485">"enter celsius: "</text:span><text:span text:style-name="T486">);</text:span><text:span text:style-name="T487"/></text:p>
      <text:p text:style-name="P2"><text:span text:style-name="T488"><text:tab/><text:tab/></text:span><text:span text:style-name="T489">float</text:span><text:span text:style-name="T490"><text:s/></text:span><text:span text:style-name="T491">c</text:span><text:span text:style-name="T492"><text:s/>=<text:s/></text:span><text:span text:style-name="T493">sc</text:span><text:span text:style-name="T494">.nextFloat();</text:span><text:span text:style-name="T495"/></text:p>
      <text:p text:style-name="P2"><text:span text:style-name="T496"><text:tab/><text:tab/>System.</text:span><text:span text:style-name="T497">out</text:span><text:span text:style-name="T498">.println(</text:span><text:span text:style-name="T499">"enter fahrenheit: "</text:span><text:span text:style-name="T500">);</text:span><text:span text:style-name="T501"/></text:p>
      <text:p text:style-name="P2"><text:span text:style-name="T502"><text:tab/><text:tab/></text:span><text:span text:style-name="T503">float</text:span><text:span text:style-name="T504"><text:s/></text:span><text:span text:style-name="T505">f</text:span><text:span text:style-name="T506"><text:s/>=<text:s/></text:span><text:span text:style-name="T507">sc</text:span><text:span text:style-name="T508">.nextFloat();</text:span><text:span text:style-name="T509"/></text:p>
      <text:p text:style-name="P2"><text:span text:style-name="T510"><text:tab/><text:tab/></text:span><text:span text:style-name="T511">float</text:span><text:span text:style-name="T512"><text:s/></text:span><text:span text:style-name="T513">fahrenheit</text:span><text:span text:style-name="T514">=(9.0f/5)*</text:span><text:span text:style-name="T515">c</text:span><text:span text:style-name="T516">+32;</text:span><text:span text:style-name="T517"/></text:p>
      <text:p text:style-name="P2"><text:span text:style-name="T518"><text:tab/><text:tab/>System.</text:span><text:span text:style-name="T519">out</text:span><text:span text:style-name="T520">.println(</text:span><text:span text:style-name="T521">"fahrenehit is: "</text:span><text:span text:style-name="T522">+</text:span><text:span text:style-name="T523">fahrenheit</text:span><text:span text:style-name="T524">);</text:span><text:span text:style-name="T525"/></text:p>
      <text:p text:style-name="P2"><text:span text:style-name="T526"><text:tab/><text:tab/></text:span><text:span text:style-name="T527">float</text:span><text:span text:style-name="T528"><text:s/></text:span><text:span text:style-name="T529">celsius</text:span><text:span text:style-name="T530"><text:s/>= (5.0f/9)*(</text:span><text:span text:style-name="T531">f</text:span><text:span text:style-name="T532">-32);</text:span><text:span text:style-name="T533"/></text:p>
      <text:p text:style-name="P2"><text:span text:style-name="T534"><text:tab/><text:tab/>System.</text:span><text:span text:style-name="T535">out</text:span><text:span text:style-name="T536">.println(</text:span><text:span text:style-name="T537">"celsius is"</text:span><text:span text:style-name="T538">+</text:span><text:span text:style-name="T539">celsius</text:span><text:span text:style-name="T540">);</text:span><text:span text:style-name="T541"/></text:p>
      <text:p text:style-name="P2"><text:span text:style-name="T542"><text:tab/>}</text:span><text:span text:style-name="T543"/></text:p>
      <text:p text:style-name="P2"><text:span text:style-name="T544">}</text:span></text:p>
      <text:p text:style-name="P2"><text:span text:style-name="T544"/></text:p>
      <text:p text:style-name="P2"><text:span text:style-name="T545">5.2 KM to Miles:</text:span></text:p>
      <text:p text:style-name="P2"><text:span text:style-name="T545"/></text:p>
      <text:p text:style-name="P2"><text:span text:style-name="T546">import</text:span><text:span text:style-name="T547"><text:s/>java.util.Scanner;</text:span><text:span text:style-name="T548"/></text:p>
      <text:p text:style-name="P2"><text:span text:style-name="T548"/></text:p>
      <text:p text:style-name="P2"><text:span text:style-name="T549">public</text:span><text:span text:style-name="T550"><text:s/></text:span><text:span text:style-name="T551">class</text:span><text:span text:style-name="T552"><text:s/>KmMiles {</text:span><text:span text:style-name="T553"/></text:p>
      <text:p text:style-name="P2"><text:span text:style-name="T553"/></text:p>
      <text:p text:style-name="P2"><text:span text:style-name="T554"><text:tab/></text:span><text:span text:style-name="T555">public</text:span><text:span text:style-name="T556"><text:s/></text:span><text:span text:style-name="T557">static</text:span><text:span text:style-name="T558"><text:s/></text:span><text:span text:style-name="T559">void</text:span><text:span text:style-name="T560"><text:s/>main(String[]<text:s/></text:span><text:span text:style-name="T561">args</text:span><text:span text:style-name="T562">) {</text:span><text:span text:style-name="T563"/></text:p>
      <text:p text:style-name="P2"><text:span text:style-name="T564"><text:tab/><text:tab/>Scanner<text:s/></text:span><text:span text:style-name="T565">sc</text:span><text:span text:style-name="T566"><text:s/>=<text:s/></text:span><text:span text:style-name="T567">new</text:span><text:span text:style-name="T568"><text:s/>Scanner(System.</text:span><text:span text:style-name="T569">in</text:span><text:span text:style-name="T570">);</text:span><text:span text:style-name="T571"/></text:p>
      <text:p text:style-name="P2"><text:span text:style-name="T572"><text:tab/><text:tab/>System.</text:span><text:span text:style-name="T573">out</text:span><text:span text:style-name="T574">.println(</text:span><text:span text:style-name="T575">"enter km: "</text:span><text:span text:style-name="T576">);</text:span><text:span text:style-name="T577"/></text:p>
      <text:p text:style-name="P2"><text:span text:style-name="T578"><text:tab/><text:tab/></text:span><text:span text:style-name="T579">float</text:span><text:span text:style-name="T580"><text:s/></text:span><text:span text:style-name="T581">km</text:span><text:span text:style-name="T582"><text:s/>=<text:s/></text:span><text:span text:style-name="T583">sc</text:span><text:span text:style-name="T584">.nextFloat();</text:span><text:span text:style-name="T585"/></text:p>
      <text:p text:style-name="P2"><text:span text:style-name="T586"><text:tab/><text:tab/></text:span><text:span text:style-name="T587">float</text:span><text:span text:style-name="T588"><text:s/></text:span><text:span text:style-name="T589">miles</text:span><text:span text:style-name="T590"><text:s/>= (</text:span><text:span text:style-name="T591">km</text:span><text:span text:style-name="T592">*(0.621371f));</text:span><text:span text:style-name="T593"/></text:p>
      <text:p text:style-name="P2"><text:span text:style-name="T594"><text:tab/><text:tab/>System.</text:span><text:span text:style-name="T595">out</text:span><text:span text:style-name="T596">.println(</text:span><text:span text:style-name="T597">"miles: "</text:span><text:span text:style-name="T598">+<text:s/></text:span><text:span text:style-name="T599">miles</text:span><text:span text:style-name="T600">);</text:span><text:span text:style-name="T601"/></text:p>
      <text:p text:style-name="P2"><text:span text:style-name="T602">}</text:span><text:span text:style-name="T603"/></text:p>
      <text:p text:style-name="P2"><text:span text:style-name="T604">}</text:span></text:p>
      <text:p text:style-name="P2"><text:span text:style-name="T604"/></text:p>
      <text:p text:style-name="P2"><text:span text:style-name="T604"/></text:p>
      <text:p text:style-name="P2"><text:span text:style-name="T605">SECTION 2: CONDITIONAL STATEMENTS</text:span></text:p>
      <text:p text:style-name="P2"><text:span text:style-name="T605"/></text:p>
      <text:p text:style-name="P2"><text:span text:style-name="T605">6. Write a program to check whether a number is positive, negative, or zero. </text:span></text:p>
      <text:p text:style-name="P2"><text:span text:style-name="T605"/></text:p>
      <text:p text:style-name="P2"><text:span text:style-name="T606">import</text:span><text:span text:style-name="T607"><text:s/>java.util.Scanner;</text:span><text:span text:style-name="T608"/></text:p>
      <text:p text:style-name="P2"><text:span text:style-name="T608"/></text:p>
      <text:p text:style-name="P2"><text:span text:style-name="T609">public</text:span><text:span text:style-name="T610"><text:s/></text:span><text:span text:style-name="T611">class</text:span><text:span text:style-name="T612"><text:s/>PositiveNegativeZero {</text:span><text:span text:style-name="T613"/></text:p>
      <text:p text:style-name="P2"><text:span text:style-name="T613"/></text:p>
      <text:p text:style-name="P2"><text:span text:style-name="T614"><text:tab/></text:span><text:span text:style-name="T615">public</text:span><text:span text:style-name="T616"><text:s/></text:span><text:span text:style-name="T617">static</text:span><text:span text:style-name="T618"><text:s/></text:span><text:span text:style-name="T619">void</text:span><text:span text:style-name="T620"><text:s/>main(String[]<text:s/></text:span><text:span text:style-name="T621">args</text:span><text:span text:style-name="T622">) {</text:span><text:span text:style-name="T623"/></text:p>
      <text:p text:style-name="P2"><text:span text:style-name="T624"><text:tab/><text:tab/>Scanner<text:s/></text:span><text:span text:style-name="T625">sc</text:span><text:span text:style-name="T626"><text:s/>=<text:s/></text:span><text:span text:style-name="T627">new</text:span><text:span text:style-name="T628"><text:s/>Scanner(System.</text:span><text:span text:style-name="T629">in</text:span><text:span text:style-name="T630">);</text:span><text:span text:style-name="T631"/></text:p>
      <text:p text:style-name="P2"><text:span text:style-name="T632"><text:tab/><text:tab/>System.</text:span><text:span text:style-name="T633">out</text:span><text:span text:style-name="T634">.println(</text:span><text:span text:style-name="T635">"enter the number: "</text:span><text:span text:style-name="T636">);</text:span><text:span text:style-name="T637"/></text:p>
      <text:p text:style-name="P2"><text:span text:style-name="T638"><text:tab/><text:tab/></text:span><text:span text:style-name="T639">int</text:span><text:span text:style-name="T640"><text:s/></text:span><text:span text:style-name="T641">num</text:span><text:span text:style-name="T642"><text:s/>=<text:s/></text:span><text:span text:style-name="T643">sc</text:span><text:span text:style-name="T644">.nextInt();</text:span><text:span text:style-name="T645"/></text:p>
      <text:p text:style-name="P2"><text:span text:style-name="T646"><text:tab/><text:tab/></text:span><text:span text:style-name="T647">if</text:span><text:span text:style-name="T648"><text:s/>(</text:span><text:span text:style-name="T649">num</text:span><text:span text:style-name="T650">&gt;0) {</text:span><text:span text:style-name="T651"/></text:p>
      <text:p text:style-name="P2"><text:span text:style-name="T652"><text:tab/><text:tab/><text:tab/>System.</text:span><text:span text:style-name="T653">out</text:span><text:span text:style-name="T654">.println(</text:span><text:span text:style-name="T655">"the number is positive"</text:span><text:span text:style-name="T656">);</text:span><text:span text:style-name="T657"/></text:p>
      <text:p text:style-name="P2"><text:span text:style-name="T658"><text:tab/><text:tab/><text:tab/>}</text:span><text:span text:style-name="T659">else</text:span><text:span text:style-name="T660"><text:s/></text:span><text:span text:style-name="T661">if</text:span><text:span text:style-name="T662">(</text:span><text:span text:style-name="T663">num</text:span><text:span text:style-name="T664">&lt;0) {</text:span><text:span text:style-name="T665"/></text:p>
      <text:p text:style-name="P2"><text:span text:style-name="T666"><text:tab/><text:tab/><text:tab/><text:tab/>System.</text:span><text:span text:style-name="T667">out</text:span><text:span text:style-name="T668">.println(</text:span><text:span text:style-name="T669">"the number is negative"</text:span><text:span text:style-name="T670">);</text:span><text:span text:style-name="T671"/></text:p>
      <text:p text:style-name="P2"><text:span text:style-name="T672"><text:tab/><text:tab/><text:tab/><text:tab/></text:span><text:span text:style-name="T673"/></text:p>
      <text:p text:style-name="P2"><text:span text:style-name="T674"><text:tab/><text:tab/><text:tab/>}</text:span><text:span text:style-name="T675">else</text:span><text:span text:style-name="T676"><text:s/>{</text:span><text:span text:style-name="T677"/></text:p>
      <text:p text:style-name="P2"><text:span text:style-name="T678"><text:tab/><text:tab/><text:tab/><text:tab/>System.</text:span><text:span text:style-name="T679">out</text:span><text:span text:style-name="T680">.println(</text:span><text:span text:style-name="T681">"the number is zero"</text:span><text:span text:style-name="T682">);</text:span><text:span text:style-name="T683"/></text:p>
      <text:p text:style-name="P2"><text:span text:style-name="T684"><text:tab/><text:tab/><text:tab/>}</text:span><text:span text:style-name="T685"/></text:p>
      <text:p text:style-name="P2"><text:span text:style-name="T685"/></text:p>
      <text:p text:style-name="P2"><text:span text:style-name="T686"><text:tab/>}</text:span><text:span text:style-name="T687"/></text:p>
      <text:p text:style-name="P2"><text:span text:style-name="T687"/></text:p>
      <text:p text:style-name="P2"><text:span text:style-name="T688">}</text:span><text:span text:style-name="T689"/></text:p>
      <text:p text:style-name="P2"><text:span text:style-name="T690"/></text:p>
      <text:p text:style-name="P2"><text:span text:style-name="T690"/></text:p>
      <text:p text:style-name="P2"><text:span text:style-name="T690">7. Write a program to check whether a number is even or odd. </text:span></text:p>
      <text:p text:style-name="P2"><text:span text:style-name="T690"/></text:p>
      <text:p text:style-name="P2"><text:span text:style-name="T691">import</text:span><text:span text:style-name="T692"><text:s/>java.util.Scanner;</text:span><text:span text:style-name="T693"/></text:p>
      <text:p text:style-name="P2"><text:span text:style-name="T693"/></text:p>
      <text:p text:style-name="P2"><text:span text:style-name="T694">public</text:span><text:span text:style-name="T695"><text:s/></text:span><text:span text:style-name="T696">class</text:span><text:span text:style-name="T697"><text:s/>EvenOdd {</text:span><text:span text:style-name="T698"/></text:p>
      <text:p text:style-name="P2"><text:span text:style-name="T698"/></text:p>
      <text:p text:style-name="P2"><text:span text:style-name="T699"><text:tab/></text:span><text:span text:style-name="T700">public</text:span><text:span text:style-name="T701"><text:s/></text:span><text:span text:style-name="T702">static</text:span><text:span text:style-name="T703"><text:s/></text:span><text:span text:style-name="T704">void</text:span><text:span text:style-name="T705"><text:s/>main(String[]<text:s/></text:span><text:span text:style-name="T706">args</text:span><text:span text:style-name="T707">) {</text:span><text:span text:style-name="T708"/></text:p>
      <text:p text:style-name="P2"><text:span text:style-name="T709"><text:tab/><text:tab/>Scanner<text:s/></text:span><text:span text:style-name="T710">sc</text:span><text:span text:style-name="T711"><text:s/>=<text:s/></text:span><text:span text:style-name="T712">new</text:span><text:span text:style-name="T713"><text:s/>Scanner(System.</text:span><text:span text:style-name="T714">in</text:span><text:span text:style-name="T715">);</text:span><text:span text:style-name="T716"/></text:p>
      <text:p text:style-name="P2"><text:span text:style-name="T717"><text:tab/><text:tab/>System.</text:span><text:span text:style-name="T718">out</text:span><text:span text:style-name="T719">.println(</text:span><text:span text:style-name="T720">"enter the number:"</text:span><text:span text:style-name="T721">);</text:span><text:span text:style-name="T722"/></text:p>
      <text:p text:style-name="P2"><text:span text:style-name="T723"><text:tab/><text:tab/></text:span><text:span text:style-name="T724">int</text:span><text:span text:style-name="T725"><text:s/></text:span><text:span text:style-name="T726">num</text:span><text:span text:style-name="T727"><text:s/>=<text:s/></text:span><text:span text:style-name="T728">sc</text:span><text:span text:style-name="T729">.nextInt();</text:span><text:span text:style-name="T730"/></text:p>
      <text:p text:style-name="P2"><text:span text:style-name="T731"><text:tab/><text:tab/></text:span><text:span text:style-name="T732">if</text:span><text:span text:style-name="T733"><text:s/>(</text:span><text:span text:style-name="T734">num</text:span><text:span text:style-name="T735">%2==0) {</text:span><text:span text:style-name="T736"/></text:p>
      <text:p text:style-name="P2"><text:span text:style-name="T737"><text:tab/><text:tab/><text:tab/>System.</text:span><text:span text:style-name="T738">out</text:span><text:span text:style-name="T739">.println(</text:span><text:span text:style-name="T740">"the num is even "</text:span><text:span text:style-name="T741">+<text:s/></text:span><text:span text:style-name="T742">num</text:span><text:span text:style-name="T743">);</text:span><text:span text:style-name="T744"/></text:p>
      <text:p text:style-name="P2"><text:span text:style-name="T745"><text:tab/><text:tab/><text:tab/></text:span><text:span text:style-name="T746"/></text:p>
      <text:p text:style-name="P2"><text:span text:style-name="T747"><text:tab/><text:tab/>}</text:span><text:span text:style-name="T748">else</text:span><text:span text:style-name="T749"><text:s/>{</text:span><text:span text:style-name="T750"/></text:p>
      <text:p text:style-name="P2"><text:span text:style-name="T751"><text:tab/><text:tab/><text:tab/>System.</text:span><text:span text:style-name="T752">out</text:span><text:span text:style-name="T753">.println(</text:span><text:span text:style-name="T754">"the num is odd "</text:span><text:span text:style-name="T755">+<text:s/></text:span><text:span text:style-name="T756">num</text:span><text:span text:style-name="T757">);</text:span><text:span text:style-name="T758"/></text:p>
      <text:p text:style-name="P2"><text:span text:style-name="T759"><text:tab/><text:tab/>}</text:span><text:span text:style-name="T760"/></text:p>
      <text:p text:style-name="P2"><text:span text:style-name="T760"/></text:p>
      <text:p text:style-name="P2"><text:span text:style-name="T761"><text:tab/>}</text:span><text:span text:style-name="T762"/></text:p>
      <text:p text:style-name="P2"><text:span text:style-name="T762"/></text:p>
      <text:p text:style-name="P2"><text:span text:style-name="T763">}</text:span></text:p>
      <text:p text:style-name="P2"><text:span text:style-name="T763"/></text:p>
      <text:p text:style-name="P2"><text:span text:style-name="T763"/></text:p>
      <text:p text:style-name="P2"><text:span text:style-name="T764">8. Write a program to check whether a year is a leap year. </text:span></text:p>
      <text:p text:style-name="P2"><text:span text:style-name="T764"/></text:p>
      <text:p text:style-name="P2"><text:span text:style-name="T765">mport</text:span><text:span text:style-name="T766"><text:s/>java.util.Scanner;</text:span><text:span text:style-name="T767"/></text:p>
      <text:p text:style-name="P2"><text:span text:style-name="T767"/></text:p>
      <text:p text:style-name="P2"><text:span text:style-name="T768">public</text:span><text:span text:style-name="T769"><text:s/></text:span><text:span text:style-name="T770">class</text:span><text:span text:style-name="T771"><text:s/>LeapYear {</text:span><text:span text:style-name="T772"/></text:p>
      <text:p text:style-name="P2"><text:span text:style-name="T772"/></text:p>
      <text:p text:style-name="P2"><text:span text:style-name="T773"><text:tab/></text:span><text:span text:style-name="T774">public</text:span><text:span text:style-name="T775"><text:s/></text:span><text:span text:style-name="T776">static</text:span><text:span text:style-name="T777"><text:s/></text:span><text:span text:style-name="T778">void</text:span><text:span text:style-name="T779"><text:s/>main(String[]<text:s/></text:span><text:span text:style-name="T780">args</text:span><text:span text:style-name="T781">) {</text:span><text:span text:style-name="T782"/></text:p>
      <text:p text:style-name="P2"><text:span text:style-name="T783"><text:tab/><text:tab/>Scanner<text:s/></text:span><text:span text:style-name="T784">sc</text:span><text:span text:style-name="T785"><text:s/>=<text:s/></text:span><text:span text:style-name="T786">new</text:span><text:span text:style-name="T787"><text:s/>Scanner(System.</text:span><text:span text:style-name="T788">in</text:span><text:span text:style-name="T789">);</text:span><text:span text:style-name="T790"/></text:p>
      <text:p text:style-name="P2"><text:span text:style-name="T791"><text:tab/><text:tab/>System.</text:span><text:span text:style-name="T792">out</text:span><text:span text:style-name="T793">.println(</text:span><text:span text:style-name="T794">"enter the year: "</text:span><text:span text:style-name="T795">);</text:span><text:span text:style-name="T796"/></text:p>
      <text:p text:style-name="P2"><text:span text:style-name="T797"><text:tab/><text:tab/></text:span><text:span text:style-name="T798">int</text:span><text:span text:style-name="T799"><text:s/></text:span><text:span text:style-name="T800">year</text:span><text:span text:style-name="T801"><text:s/>=<text:s/></text:span><text:span text:style-name="T802">sc</text:span><text:span text:style-name="T803">.nextInt();</text:span><text:span text:style-name="T804"/></text:p>
      <text:p text:style-name="P2"><text:span text:style-name="T805"><text:tab/><text:tab/></text:span><text:span text:style-name="T806">if</text:span><text:span text:style-name="T807"><text:s/>((</text:span><text:span text:style-name="T808">year</text:span><text:span text:style-name="T809">%400==0) || (</text:span><text:span text:style-name="T810">year</text:span><text:span text:style-name="T811">%4==0 &amp;&amp;<text:s/></text:span><text:span text:style-name="T812">year</text:span><text:span text:style-name="T813">%100!=0)){</text:span><text:span text:style-name="T814"/></text:p>
      <text:p text:style-name="P2"><text:span text:style-name="T815"><text:tab/><text:tab/><text:tab/>System.</text:span><text:span text:style-name="T816">out</text:span><text:span text:style-name="T817">.println(</text:span><text:span text:style-name="T818">"leap year: "</text:span><text:span text:style-name="T819">+</text:span><text:span text:style-name="T820">year</text:span><text:span text:style-name="T821">);</text:span><text:span text:style-name="T822"/></text:p>
      <text:p text:style-name="P2"><text:span text:style-name="T823"><text:tab/><text:tab/><text:tab/></text:span><text:span text:style-name="T824"/></text:p>
      <text:p text:style-name="P2"><text:span text:style-name="T825"><text:tab/><text:tab/>}</text:span><text:span text:style-name="T826">else</text:span><text:span text:style-name="T827"><text:s/>{</text:span><text:span text:style-name="T828"/></text:p>
      <text:p text:style-name="P2"><text:span text:style-name="T829"><text:tab/><text:tab/><text:tab/>System.</text:span><text:span text:style-name="T830">out</text:span><text:span text:style-name="T831">.println(</text:span><text:span text:style-name="T832">"not leap year "</text:span><text:span text:style-name="T833">+<text:s/></text:span><text:span text:style-name="T834">year</text:span><text:span text:style-name="T835">);</text:span><text:span text:style-name="T836"/></text:p>
      <text:p text:style-name="P2"><text:span text:style-name="T837"><text:tab/><text:tab/>}</text:span><text:span text:style-name="T838"/></text:p>
      <text:p text:style-name="P2"><text:span text:style-name="T839"><text:tab/><text:tab/></text:span><text:span text:style-name="T840"/></text:p>
      <text:p text:style-name="P2"><text:span text:style-name="T840"/></text:p>
      <text:p text:style-name="P2"><text:span text:style-name="T841"><text:tab/>}</text:span><text:span text:style-name="T842"/></text:p>
      <text:p text:style-name="P2"><text:span text:style-name="T842"/></text:p>
      <text:p text:style-name="P2"><text:span text:style-name="T843">}</text:span><text:span text:style-name="T844"/></text:p>
      <text:p text:style-name="P2"><text:span text:style-name="T845"/></text:p>
      <text:p text:style-name="P2"><text:span text:style-name="T845"/></text:p>
      <text:p text:style-name="P2"><text:span text:style-name="T845">9. Write a program to find the largest of three numbers. </text:span></text:p>
      <text:p text:style-name="P2"><text:span text:style-name="T845"/></text:p>
      <text:p text:style-name="P2"><text:span text:style-name="T846">public</text:span><text:span text:style-name="T847"><text:s/></text:span><text:span text:style-name="T848">class</text:span><text:span text:style-name="T849"><text:s/>LargestOfThree {</text:span><text:span text:style-name="T850"/></text:p>
      <text:p text:style-name="P2"><text:span text:style-name="T850"/></text:p>
      <text:p text:style-name="P2"><text:span text:style-name="T851"><text:tab/></text:span><text:span text:style-name="T852">public</text:span><text:span text:style-name="T853"><text:s/></text:span><text:span text:style-name="T854">static</text:span><text:span text:style-name="T855"><text:s/></text:span><text:span text:style-name="T856">void</text:span><text:span text:style-name="T857"><text:s/>main(String[]<text:s/></text:span><text:span text:style-name="T858">args</text:span><text:span text:style-name="T859">) {</text:span><text:span text:style-name="T860"/></text:p>
      <text:p text:style-name="P2"><text:span text:style-name="T861"><text:tab/><text:tab/>Scanner<text:s/></text:span><text:span text:style-name="T862">sc</text:span><text:span text:style-name="T863"><text:s/>=<text:s/></text:span><text:span text:style-name="T864">new</text:span><text:span text:style-name="T865"><text:s/>Scanner(System.</text:span><text:span text:style-name="T866">in</text:span><text:span text:style-name="T867">);</text:span><text:span text:style-name="T868"/></text:p>
      <text:p text:style-name="P2"><text:span text:style-name="T869"><text:tab/><text:tab/>System.</text:span><text:span text:style-name="T870">out</text:span><text:span text:style-name="T871">.println(</text:span><text:span text:style-name="T872">"enter the value of a: "</text:span><text:span text:style-name="T873">);</text:span><text:span text:style-name="T874"/></text:p>
      <text:p text:style-name="P2"><text:span text:style-name="T875"><text:tab/><text:tab/></text:span><text:span text:style-name="T876">int</text:span><text:span text:style-name="T877"><text:s/></text:span><text:span text:style-name="T878">a</text:span><text:span text:style-name="T879"><text:s/>=<text:s/></text:span><text:span text:style-name="T880">sc</text:span><text:span text:style-name="T881">.nextInt();</text:span><text:span text:style-name="T882"/></text:p>
      <text:p text:style-name="P2"><text:span text:style-name="T883"><text:tab/><text:tab/>System.</text:span><text:span text:style-name="T884">out</text:span><text:span text:style-name="T885">.println(</text:span><text:span text:style-name="T886">"enter the value of b: "</text:span><text:span text:style-name="T887">);</text:span><text:span text:style-name="T888"/></text:p>
      <text:p text:style-name="P2"><text:span text:style-name="T889"><text:tab/><text:tab/></text:span><text:span text:style-name="T890">int</text:span><text:span text:style-name="T891"><text:s/></text:span><text:span text:style-name="T892">b</text:span><text:span text:style-name="T893"><text:s/>=<text:s/></text:span><text:span text:style-name="T894">sc</text:span><text:span text:style-name="T895">.nextInt();</text:span><text:span text:style-name="T896"/></text:p>
      <text:p text:style-name="P2"><text:span text:style-name="T897"><text:tab/><text:tab/>System.</text:span><text:span text:style-name="T898">out</text:span><text:span text:style-name="T899">.println(</text:span><text:span text:style-name="T900">"enter the value of c: "</text:span><text:span text:style-name="T901">);</text:span><text:span text:style-name="T902"/></text:p>
      <text:p text:style-name="P2"><text:span text:style-name="T903"><text:tab/><text:tab/></text:span><text:span text:style-name="T904">int</text:span><text:span text:style-name="T905"><text:s/></text:span><text:span text:style-name="T906">c</text:span><text:span text:style-name="T907"><text:s/>=<text:s/></text:span><text:span text:style-name="T908">sc</text:span><text:span text:style-name="T909">.nextInt();</text:span><text:span text:style-name="T910"/></text:p>
      <text:p text:style-name="P2"><text:span text:style-name="T911"><text:tab/><text:tab/></text:span><text:span text:style-name="T912">if</text:span><text:span text:style-name="T913"><text:s/>((</text:span><text:span text:style-name="T914">a</text:span><text:span text:style-name="T915">&gt;</text:span><text:span text:style-name="T916">b</text:span><text:span text:style-name="T917">) &amp;&amp;(</text:span><text:span text:style-name="T918">a</text:span><text:span text:style-name="T919">&gt;</text:span><text:span text:style-name="T920">c</text:span><text:span text:style-name="T921">)) {</text:span><text:span text:style-name="T922"/></text:p>
      <text:p text:style-name="P2"><text:span text:style-name="T923"><text:tab/><text:tab/><text:tab/>System.</text:span><text:span text:style-name="T924">out</text:span><text:span text:style-name="T925">.println(</text:span><text:span text:style-name="T926">"a is larger :"</text:span><text:span text:style-name="T927">+</text:span><text:span text:style-name="T928">a</text:span><text:span text:style-name="T929">);</text:span><text:span text:style-name="T930"/></text:p>
      <text:p text:style-name="P2"><text:span text:style-name="T931"><text:tab/><text:tab/><text:tab/></text:span><text:span text:style-name="T932"/></text:p>
      <text:p text:style-name="P2"><text:span text:style-name="T933"><text:tab/><text:tab/>}</text:span><text:span text:style-name="T934">else</text:span><text:span text:style-name="T935"><text:s/></text:span><text:span text:style-name="T936">if</text:span><text:span text:style-name="T937"><text:s/>((</text:span><text:span text:style-name="T938">b</text:span><text:span text:style-name="T939">&gt;</text:span><text:span text:style-name="T940">a</text:span><text:span text:style-name="T941">) &amp;&amp; (</text:span><text:span text:style-name="T942">b</text:span><text:span text:style-name="T943">&gt;</text:span><text:span text:style-name="T944">c</text:span><text:span text:style-name="T945">)) {</text:span><text:span text:style-name="T946"/></text:p>
      <text:p text:style-name="P2"><text:span text:style-name="T947"><text:tab/><text:tab/><text:tab/>System.</text:span><text:span text:style-name="T948">out</text:span><text:span text:style-name="T949">.println(</text:span><text:span text:style-name="T950">"b is larger "</text:span><text:span text:style-name="T951">+</text:span><text:span text:style-name="T952">b</text:span><text:span text:style-name="T953">);</text:span><text:span text:style-name="T954"/></text:p>
      <text:p text:style-name="P2"><text:span text:style-name="T955"><text:tab/><text:tab/><text:tab/></text:span><text:span text:style-name="T956"/></text:p>
      <text:p text:style-name="P2"><text:span text:style-name="T957"><text:tab/><text:tab/>}</text:span><text:span text:style-name="T958">else</text:span><text:span text:style-name="T959"><text:s/>{</text:span><text:span text:style-name="T960"/></text:p>
      <text:p text:style-name="P2"><text:span text:style-name="T961"><text:tab/><text:tab/><text:tab/>System.</text:span><text:span text:style-name="T962">out</text:span><text:span text:style-name="T963">.println(</text:span><text:span text:style-name="T964">"c is larger "</text:span><text:span text:style-name="T965">+</text:span><text:span text:style-name="T966">c</text:span><text:span text:style-name="T967">);</text:span><text:span text:style-name="T968"/></text:p>
      <text:p text:style-name="P2"><text:span text:style-name="T969"><text:tab/><text:tab/>}</text:span><text:span text:style-name="T970"/></text:p>
      <text:p text:style-name="P2"><text:span text:style-name="T971"><text:tab/><text:tab/></text:span><text:span text:style-name="T972"/></text:p>
      <text:p text:style-name="P2"><text:span text:style-name="T972"/></text:p>
      <text:p text:style-name="P2"><text:span text:style-name="T973"><text:tab/>}</text:span><text:span text:style-name="T974"/></text:p>
      <text:p text:style-name="P2"><text:span text:style-name="T974"/></text:p>
      <text:p text:style-name="P2"><text:span text:style-name="T975">}</text:span><text:span text:style-name="T976"/></text:p>
      <text:p text:style-name="P2"><text:span text:style-name="T977"/></text:p>
      <text:p text:style-name="P2"><text:span text:style-name="T978">10</text:span><text:span text:style-name="T979">. Write a program to calculate student grade based on marks: </text:span></text:p>
      <text:p text:style-name="P2"><text:span text:style-name="T979">o<text:s/></text:span><text:span text:style-name="T980">≥</text:span><text:span text:style-name="T981"><text:s/>90<text:s/></text:span><text:span text:style-name="T982">→</text:span><text:span text:style-name="T983"><text:s/>A </text:span></text:p>
      <text:p text:style-name="P2"><text:span text:style-name="T983">o<text:s/></text:span><text:span text:style-name="T984">≥</text:span><text:span text:style-name="T985"><text:s/>75<text:s/></text:span><text:span text:style-name="T986">→</text:span><text:span text:style-name="T987"><text:s/>B </text:span></text:p>
      <text:p text:style-name="P2"><text:span text:style-name="T987">o<text:s/></text:span><text:span text:style-name="T988">≥</text:span><text:span text:style-name="T989"><text:s/>60<text:s/></text:span><text:span text:style-name="T990">→</text:span><text:span text:style-name="T991"><text:s/>C </text:span></text:p>
      <text:p text:style-name="P2"><text:span text:style-name="T991">o Else<text:s/></text:span><text:span text:style-name="T992">→</text:span><text:span text:style-name="T993"><text:s/>Fail </text:span></text:p>
      <text:p text:style-name="P2"><text:span text:style-name="T993"/></text:p>
      <text:p text:style-name="P2"><text:span text:style-name="T994">import</text:span><text:span text:style-name="T995"><text:s/>java.util.Scanner;</text:span><text:span text:style-name="T996"/></text:p>
      <text:p text:style-name="P2"><text:span text:style-name="T996"/></text:p>
      <text:p text:style-name="P2"><text:span text:style-name="T997">public</text:span><text:span text:style-name="T998"><text:s/></text:span><text:span text:style-name="T999">class</text:span><text:span text:style-name="T1000"><text:s/>StudentGrade {</text:span><text:span text:style-name="T1001"/></text:p>
      <text:p text:style-name="P2"><text:span text:style-name="T1001"/></text:p>
      <text:p text:style-name="P2"><text:span text:style-name="T1002"><text:tab/></text:span><text:span text:style-name="T1003">public</text:span><text:span text:style-name="T1004"><text:s/></text:span><text:span text:style-name="T1005">static</text:span><text:span text:style-name="T1006"><text:s/></text:span><text:span text:style-name="T1007">void</text:span><text:span text:style-name="T1008"><text:s/>main(String[]<text:s/></text:span><text:span text:style-name="T1009">args</text:span><text:span text:style-name="T1010">) {</text:span><text:span text:style-name="T1011"/></text:p>
      <text:p text:style-name="P2"><text:span text:style-name="T1012"><text:tab/><text:tab/>Scanner<text:s/></text:span><text:span text:style-name="T1013">sc</text:span><text:span text:style-name="T1014"><text:s/>=<text:s/></text:span><text:span text:style-name="T1015">new</text:span><text:span text:style-name="T1016"><text:s/>Scanner(System.</text:span><text:span text:style-name="T1017">in</text:span><text:span text:style-name="T1018">);</text:span><text:span text:style-name="T1019"/></text:p>
      <text:p text:style-name="P2"><text:span text:style-name="T1020"><text:tab/><text:tab/>System.</text:span><text:span text:style-name="T1021">out</text:span><text:span text:style-name="T1022">.println(</text:span><text:span text:style-name="T1023">"enter marks: "</text:span><text:span text:style-name="T1024">);</text:span><text:span text:style-name="T1025"/></text:p>
      <text:p text:style-name="P2"><text:span text:style-name="T1026"><text:tab/><text:tab/></text:span><text:span text:style-name="T1027">int</text:span><text:span text:style-name="T1028"><text:s/></text:span><text:span text:style-name="T1029">marks</text:span><text:span text:style-name="T1030"><text:s/>=<text:s/></text:span><text:span text:style-name="T1031">sc</text:span><text:span text:style-name="T1032">.nextInt();</text:span><text:span text:style-name="T1033"/></text:p>
      <text:p text:style-name="P2"><text:span text:style-name="T1034"><text:tab/><text:tab/></text:span><text:span text:style-name="T1035">if</text:span><text:span text:style-name="T1036"><text:s/>(</text:span><text:span text:style-name="T1037">marks</text:span><text:span text:style-name="T1038">&gt;=90) {</text:span><text:span text:style-name="T1039"/></text:p>
      <text:p text:style-name="P2"><text:span text:style-name="T1040"><text:tab/><text:tab/><text:tab/>System.</text:span><text:span text:style-name="T1041">out</text:span><text:span text:style-name="T1042">.println(</text:span><text:span text:style-name="T1043">"A GRADE: "</text:span><text:span text:style-name="T1044">+</text:span><text:span text:style-name="T1045">marks</text:span><text:span text:style-name="T1046">);</text:span><text:span text:style-name="T1047"/></text:p>
      <text:p text:style-name="P2"><text:span text:style-name="T1048"><text:tab/><text:tab/></text:span><text:span text:style-name="T1049"/></text:p>
      <text:p text:style-name="P2"><text:span text:style-name="T1050"><text:tab/><text:tab/>}</text:span><text:span text:style-name="T1051">else</text:span><text:span text:style-name="T1052"><text:s/></text:span><text:span text:style-name="T1053">if</text:span><text:span text:style-name="T1054">(</text:span><text:span text:style-name="T1055">marks</text:span><text:span text:style-name="T1056">&gt;=75) {</text:span><text:span text:style-name="T1057"/></text:p>
      <text:p text:style-name="P2"><text:span text:style-name="T1058"><text:tab/><text:tab/><text:tab/>System.</text:span><text:span text:style-name="T1059">out</text:span><text:span text:style-name="T1060">.println(</text:span><text:span text:style-name="T1061">"B GRADE: "</text:span><text:span text:style-name="T1062">+</text:span><text:span text:style-name="T1063">marks</text:span><text:span text:style-name="T1064">);</text:span><text:span text:style-name="T1065"/></text:p>
      <text:p text:style-name="P2"><text:span text:style-name="T1066"><text:tab/><text:tab/></text:span><text:span text:style-name="T1067"/></text:p>
      <text:p text:style-name="P2"><text:span text:style-name="T1068"><text:tab/><text:tab/>}</text:span><text:span text:style-name="T1069">else</text:span><text:span text:style-name="T1070"><text:s/></text:span><text:span text:style-name="T1071">if</text:span><text:span text:style-name="T1072">(</text:span><text:span text:style-name="T1073">marks</text:span><text:span text:style-name="T1074">&gt;=60) {</text:span><text:span text:style-name="T1075"/></text:p>
      <text:p text:style-name="P2"><text:span text:style-name="T1076"><text:tab/><text:tab/><text:tab/>System.</text:span><text:span text:style-name="T1077">out</text:span><text:span text:style-name="T1078">.println(</text:span><text:span text:style-name="T1079">"C GRADE: "</text:span><text:span text:style-name="T1080">+</text:span><text:span text:style-name="T1081">marks</text:span><text:span text:style-name="T1082">);</text:span><text:span text:style-name="T1083"/></text:p>
      <text:p text:style-name="P2"><text:span text:style-name="T1084"><text:tab/><text:tab/></text:span><text:span text:style-name="T1085"/></text:p>
      <text:p text:style-name="P2"><text:span text:style-name="T1086"><text:tab/><text:tab/>}</text:span><text:span text:style-name="T1087">else</text:span><text:span text:style-name="T1088"><text:s/>{</text:span><text:span text:style-name="T1089"/></text:p>
      <text:p text:style-name="P2"><text:span text:style-name="T1090"><text:tab/><text:tab/><text:tab/>System.</text:span><text:span text:style-name="T1091">out</text:span><text:span text:style-name="T1092">.println(</text:span><text:span text:style-name="T1093">"FAIL: "</text:span><text:span text:style-name="T1094">+</text:span><text:span text:style-name="T1095">marks</text:span><text:span text:style-name="T1096">);</text:span><text:span text:style-name="T1097"/></text:p>
      <text:p text:style-name="P2"><text:span text:style-name="T1098"><text:tab/><text:tab/>}</text:span><text:span text:style-name="T1099"/></text:p>
      <text:p text:style-name="P2"><text:span text:style-name="T1099"/></text:p>
      <text:p text:style-name="P2"><text:span text:style-name="T1100"><text:tab/>}</text:span><text:span text:style-name="T1101"/></text:p>
      <text:p text:style-name="P2"><text:span text:style-name="T1101"/></text:p>
      <text:p text:style-name="P2"><text:span text:style-name="T1102">}</text:span><text:span text:style-name="T1103"/></text:p>
      <text:p text:style-name="P2"><text:span text:style-name="T1104"/></text:p>
      <text:p text:style-name="P2"><text:span text:style-name="T1104"/></text:p>
      <text:p text:style-name="P2"><text:span text:style-name="T1104">11. Write a program using switch-case to create a simple calculator.</text:span></text:p>
      <text:p text:style-name="P2"><text:span text:style-name="T1104"/></text:p>
      <text:p text:style-name="P2"><text:span text:style-name="T1105">import</text:span><text:span text:style-name="T1106"><text:s/>java.util.Scanner;</text:span><text:span text:style-name="T1107"/></text:p>
      <text:p text:style-name="P2"><text:span text:style-name="T1107"/></text:p>
      <text:p text:style-name="P2"><text:span text:style-name="T1108">public</text:span><text:span text:style-name="T1109"><text:s/></text:span><text:span text:style-name="T1110">class</text:span><text:span text:style-name="T1111"><text:s/>SwitchCaseOp {</text:span><text:span text:style-name="T1112"/></text:p>
      <text:p text:style-name="P2"><text:span text:style-name="T1112"/></text:p>
      <text:p text:style-name="P2"><text:span text:style-name="T1113"><text:tab/></text:span><text:span text:style-name="T1114">public</text:span><text:span text:style-name="T1115"><text:s/></text:span><text:span text:style-name="T1116">static</text:span><text:span text:style-name="T1117"><text:s/></text:span><text:span text:style-name="T1118">void</text:span><text:span text:style-name="T1119"><text:s/>main(String[]<text:s/></text:span><text:span text:style-name="T1120">args</text:span><text:span text:style-name="T1121">) {</text:span><text:span text:style-name="T1122"/></text:p>
      <text:p text:style-name="P2"><text:span text:style-name="T1123"><text:tab/><text:tab/>Scanner<text:s/></text:span><text:span text:style-name="T1124">sc</text:span><text:span text:style-name="T1125"><text:s/>=<text:s/></text:span><text:span text:style-name="T1126">new</text:span><text:span text:style-name="T1127"><text:s/>Scanner(System.</text:span><text:span text:style-name="T1128">in</text:span><text:span text:style-name="T1129">);</text:span><text:span text:style-name="T1130"/></text:p>
      <text:p text:style-name="P2"><text:span text:style-name="T1131"><text:tab/><text:tab/>System.</text:span><text:span text:style-name="T1132">out</text:span><text:span text:style-name="T1133">.println(</text:span><text:span text:style-name="T1134">"enter the value of a: "</text:span><text:span text:style-name="T1135">);</text:span><text:span text:style-name="T1136"/></text:p>
      <text:p text:style-name="P2"><text:span text:style-name="T1137"><text:tab/><text:tab/></text:span><text:span text:style-name="T1138">int</text:span><text:span text:style-name="T1139"><text:s/></text:span><text:span text:style-name="T1140">a</text:span><text:span text:style-name="T1141"><text:s/>=<text:s/></text:span><text:span text:style-name="T1142">sc</text:span><text:span text:style-name="T1143">.nextInt();</text:span><text:span text:style-name="T1144"/></text:p>
      <text:p text:style-name="P2"><text:span text:style-name="T1145"><text:tab/><text:tab/>System.</text:span><text:span text:style-name="T1146">out</text:span><text:span text:style-name="T1147">.println(</text:span><text:span text:style-name="T1148">"enter the value of b: "</text:span><text:span text:style-name="T1149">);</text:span><text:span text:style-name="T1150"/></text:p>
      <text:p text:style-name="P2"><text:span text:style-name="T1151"><text:tab/><text:tab/></text:span><text:span text:style-name="T1152">int</text:span><text:span text:style-name="T1153"><text:s/></text:span><text:span text:style-name="T1154">b</text:span><text:span text:style-name="T1155"><text:s/>=<text:s/></text:span><text:span text:style-name="T1156">sc</text:span><text:span text:style-name="T1157">.nextInt();</text:span><text:span text:style-name="T1158"/></text:p>
      <text:p text:style-name="P2"><text:span text:style-name="T1159"><text:tab/><text:tab/>System.</text:span><text:span text:style-name="T1160">out</text:span><text:span text:style-name="T1161">.println(</text:span><text:span text:style-name="T1162">"enter the op +,-,*,/"</text:span><text:span text:style-name="T1163">);</text:span><text:span text:style-name="T1164"/></text:p>
      <text:p text:style-name="P2"><text:span text:style-name="T1165"><text:tab/><text:tab/></text:span><text:span text:style-name="T1166">char</text:span><text:span text:style-name="T1167"><text:s/></text:span><text:span text:style-name="T1168">op</text:span><text:span text:style-name="T1169"><text:s/>=<text:s/></text:span><text:span text:style-name="T1170">sc</text:span><text:span text:style-name="T1171">.next().charAt(0);</text:span><text:span text:style-name="T1172"/></text:p>
      <text:p text:style-name="P2"><text:span text:style-name="T1173"><text:tab/><text:tab/></text:span><text:span text:style-name="T1174">switch</text:span><text:span text:style-name="T1175"><text:s/>(</text:span><text:span text:style-name="T1176">op</text:span><text:span text:style-name="T1177">){</text:span><text:span text:style-name="T1178"/></text:p>
      <text:p text:style-name="P2"><text:span text:style-name="T1179"><text:tab/><text:tab/></text:span><text:span text:style-name="T1180">case</text:span><text:span text:style-name="T1181"><text:s/></text:span><text:span text:style-name="T1182">'+'</text:span><text:span text:style-name="T1183">:</text:span><text:span text:style-name="T1184"/></text:p>
      <text:p text:style-name="P2"><text:span text:style-name="T1185"><text:tab/><text:tab/><text:tab/>System.</text:span><text:span text:style-name="T1186">out</text:span><text:span text:style-name="T1187">.println(</text:span><text:span text:style-name="T1188">"adding of a and b :"</text:span><text:span text:style-name="T1189">+(</text:span><text:span text:style-name="T1190">a</text:span><text:span text:style-name="T1191">+</text:span><text:span text:style-name="T1192">b</text:span><text:span text:style-name="T1193">));</text:span><text:span text:style-name="T1194"/></text:p>
      <text:p text:style-name="P2"><text:span text:style-name="T1195"><text:tab/><text:tab/><text:tab/></text:span><text:span text:style-name="T1196">break</text:span><text:span text:style-name="T1197">;</text:span><text:span text:style-name="T1198"/></text:p>
      <text:p text:style-name="P2"><text:span text:style-name="T1199"><text:tab/><text:tab/></text:span><text:span text:style-name="T1200">case</text:span><text:span text:style-name="T1201"><text:s/></text:span><text:span text:style-name="T1202">'-'</text:span><text:span text:style-name="T1203">:</text:span><text:span text:style-name="T1204"/></text:p>
      <text:p text:style-name="P2"><text:span text:style-name="T1205"><text:tab/><text:tab/><text:tab/>System.</text:span><text:span text:style-name="T1206">out</text:span><text:span text:style-name="T1207">.println(</text:span><text:span text:style-name="T1208">"differece of a and b: "</text:span><text:span text:style-name="T1209">+(</text:span><text:span text:style-name="T1210">a</text:span><text:span text:style-name="T1211">-</text:span><text:span text:style-name="T1212">b</text:span><text:span text:style-name="T1213">));</text:span><text:span text:style-name="T1214"/></text:p>
      <text:p text:style-name="P2"><text:span text:style-name="T1215"><text:tab/><text:tab/><text:tab/></text:span><text:span text:style-name="T1216">break</text:span><text:span text:style-name="T1217">;</text:span><text:span text:style-name="T1218"/></text:p>
      <text:p text:style-name="P2"><text:span text:style-name="T1219"><text:tab/><text:tab/></text:span><text:span text:style-name="T1220">case</text:span><text:span text:style-name="T1221"><text:s/></text:span><text:span text:style-name="T1222">'*'</text:span><text:span text:style-name="T1223">:</text:span><text:span text:style-name="T1224"/></text:p>
      <text:p text:style-name="P2"><text:span text:style-name="T1225"><text:tab/><text:tab/><text:tab/>System.</text:span><text:span text:style-name="T1226">out</text:span><text:span text:style-name="T1227">.println(</text:span><text:span text:style-name="T1228">"product of a and b: "</text:span><text:span text:style-name="T1229">+(</text:span><text:span text:style-name="T1230">a</text:span><text:span text:style-name="T1231">*</text:span><text:span text:style-name="T1232">b</text:span><text:span text:style-name="T1233">));</text:span><text:span text:style-name="T1234"/></text:p>
      <text:p text:style-name="P2"><text:span text:style-name="T1235"><text:tab/><text:tab/><text:tab/></text:span><text:span text:style-name="T1236">break</text:span><text:span text:style-name="T1237">;</text:span><text:span text:style-name="T1238"/></text:p>
      <text:p text:style-name="P2"><text:span text:style-name="T1239"><text:tab/><text:tab/></text:span><text:span text:style-name="T1240">case</text:span><text:span text:style-name="T1241"><text:s/></text:span><text:span text:style-name="T1242">'/'</text:span><text:span text:style-name="T1243">:</text:span><text:span text:style-name="T1244"/></text:p>
      <text:p text:style-name="P2"><text:span text:style-name="T1245"><text:tab/><text:tab/><text:tab/>System.</text:span><text:span text:style-name="T1246">out</text:span><text:span text:style-name="T1247">.println(</text:span><text:span text:style-name="T1248">"divison of a and b: "</text:span><text:span text:style-name="T1249">+(</text:span><text:span text:style-name="T1250">a</text:span><text:span text:style-name="T1251">/</text:span><text:span text:style-name="T1252">b</text:span><text:span text:style-name="T1253">));</text:span><text:span text:style-name="T1254"/></text:p>
      <text:p text:style-name="P2"><text:span text:style-name="T1255"><text:tab/><text:tab/><text:tab/></text:span><text:span text:style-name="T1256">break</text:span><text:span text:style-name="T1257">;</text:span><text:span text:style-name="T1258"/></text:p>
      <text:p text:style-name="P2"><text:span text:style-name="T1259"><text:tab/><text:tab/></text:span><text:span text:style-name="T1260">default</text:span><text:span text:style-name="T1261">:</text:span><text:span text:style-name="T1262"/></text:p>
      <text:p text:style-name="P2"><text:span text:style-name="T1263"><text:tab/><text:tab/><text:tab/>System.</text:span><text:span text:style-name="T1264">out</text:span><text:span text:style-name="T1265">.println(</text:span><text:span text:style-name="T1266">"invalid op "</text:span><text:span text:style-name="T1267">);</text:span><text:span text:style-name="T1268"/></text:p>
      <text:p text:style-name="P2"><text:span text:style-name="T1269"><text:tab/><text:tab/></text:span><text:span text:style-name="T1270"/></text:p>
      <text:p text:style-name="P2"><text:span text:style-name="T1271"><text:tab/><text:tab/><text:tab/></text:span><text:span text:style-name="T1272"/></text:p>
      <text:p text:style-name="P2"><text:span text:style-name="T1273"><text:tab/><text:tab/>}</text:span><text:span text:style-name="T1274"/></text:p>
      <text:p text:style-name="P2"><text:span text:style-name="T1275"><text:tab/><text:tab/></text:span><text:span text:style-name="T1276"/></text:p>
      <text:p text:style-name="P2"><text:span text:style-name="T1277"><text:tab/></text:span><text:span text:style-name="T1278"/></text:p>
      <text:p text:style-name="P2"><text:span text:style-name="T1278"/></text:p>
      <text:p text:style-name="P2"><text:span text:style-name="T1279"><text:tab/>}</text:span><text:span text:style-name="T1280"/></text:p>
      <text:p text:style-name="P2"><text:span text:style-name="T1280"/></text:p>
      <text:p text:style-name="P2"><text:span text:style-name="T1281">}</text:span><text:span text:style-name="T1282"/></text:p>
      <text:p text:style-name="P2"><text:span text:style-name="T1283"/></text:p>
      <text:p text:style-name="P2"><text:span text:style-name="T1283"/></text:p>
      <text:p text:style-name="P2"><text:span text:style-name="T1283">Section 3: Loops </text:span></text:p>
      <text:p text:style-name="P2"><text:span text:style-name="T1283"/></text:p>
      <text:p text:style-name="P2"><text:span text:style-name="T1283">12. Print numbers from 1 to 100. </text:span></text:p>
      <text:p text:style-name="P2"><text:span text:style-name="T1283"/></text:p>
      <text:p text:style-name="P2"><text:span text:style-name="T1284">public</text:span><text:span text:style-name="T1285"><text:s/></text:span><text:span text:style-name="T1286">class</text:span><text:span text:style-name="T1287"><text:s/>NumbersFromOneToHundred {</text:span><text:span text:style-name="T1288"/></text:p>
      <text:p text:style-name="P2"><text:span text:style-name="T1288"/></text:p>
      <text:p text:style-name="P2"><text:span text:style-name="T1289"><text:tab/></text:span><text:span text:style-name="T1290">public</text:span><text:span text:style-name="T1291"><text:s/></text:span><text:span text:style-name="T1292">static</text:span><text:span text:style-name="T1293"><text:s/></text:span><text:span text:style-name="T1294">void</text:span><text:span text:style-name="T1295"><text:s/>main(String[]<text:s/></text:span><text:span text:style-name="T1296">args</text:span><text:span text:style-name="T1297">) {</text:span><text:span text:style-name="T1298"/></text:p>
      <text:p text:style-name="P2"><text:span text:style-name="T1299"><text:tab/><text:tab/></text:span><text:span text:style-name="T1300">//<text:s/></text:span><text:span text:style-name="T1301">TODO</text:span><text:span text:style-name="T1302"><text:s/>Auto-generated method stub</text:span><text:span text:style-name="T1303"/></text:p>
      <text:p text:style-name="P2"><text:span text:style-name="T1304"><text:tab/><text:tab/></text:span><text:span text:style-name="T1305">for</text:span><text:span text:style-name="T1306">(</text:span><text:span text:style-name="T1307">int</text:span><text:span text:style-name="T1308"><text:s/></text:span><text:span text:style-name="T1309">i</text:span><text:span text:style-name="T1310">=1;</text:span><text:span text:style-name="T1311">i</text:span><text:span text:style-name="T1312">&lt;=100;</text:span><text:span text:style-name="T1313">i</text:span><text:span text:style-name="T1314">++) {</text:span><text:span text:style-name="T1315"/></text:p>
      <text:p text:style-name="P2"><text:span text:style-name="T1316"><text:tab/><text:tab/><text:tab/>System.</text:span><text:span text:style-name="T1317">out</text:span><text:span text:style-name="T1318">.println(</text:span><text:span text:style-name="T1319">i</text:span><text:span text:style-name="T1320">);</text:span><text:span text:style-name="T1321"/></text:p>
      <text:p text:style-name="P2"><text:span text:style-name="T1322"><text:tab/><text:tab/>}</text:span><text:span text:style-name="T1323"/></text:p>
      <text:p text:style-name="P2"><text:span text:style-name="T1323"/></text:p>
      <text:p text:style-name="P2"><text:span text:style-name="T1324"><text:tab/>}</text:span><text:span text:style-name="T1325"/></text:p>
      <text:p text:style-name="P2"><text:span text:style-name="T1325"/></text:p>
      <text:p text:style-name="P2"><text:span text:style-name="T1326">}</text:span><text:span text:style-name="T1327"/></text:p>
      <text:p text:style-name="P2"><text:span text:style-name="T1328"/></text:p>
      <text:p text:style-name="P2"><text:span text:style-name="T1328">13. Print all even numbers between 1 and 50.</text:span></text:p>
      <text:p text:style-name="P2"><text:span text:style-name="T1328"/></text:p>
      <text:p text:style-name="P2"><text:span text:style-name="T1329"/></text:p>
      <text:p text:style-name="P2"><text:span text:style-name="T1330">public</text:span><text:span text:style-name="T1331"><text:s/></text:span><text:span text:style-name="T1332">class</text:span><text:span text:style-name="T1333"><text:s/>EvenNumbersInRange {</text:span><text:span text:style-name="T1334"/></text:p>
      <text:p text:style-name="P2"><text:span text:style-name="T1334"/></text:p>
      <text:p text:style-name="P2"><text:span text:style-name="T1335"><text:tab/></text:span><text:span text:style-name="T1336">public</text:span><text:span text:style-name="T1337"><text:s/></text:span><text:span text:style-name="T1338">static</text:span><text:span text:style-name="T1339"><text:s/></text:span><text:span text:style-name="T1340">void</text:span><text:span text:style-name="T1341"><text:s/>main(String[]<text:s/></text:span><text:span text:style-name="T1342">args</text:span><text:span text:style-name="T1343">) {</text:span><text:span text:style-name="T1344"/></text:p>
      <text:p text:style-name="P2"><text:span text:style-name="T1345"><text:tab/><text:tab/></text:span><text:span text:style-name="T1346">//<text:s/></text:span><text:span text:style-name="T1347">TODO</text:span><text:span text:style-name="T1348"><text:s/>Auto-generated method stub</text:span><text:span text:style-name="T1349"/></text:p>
      <text:p text:style-name="P2"><text:span text:style-name="T1350"><text:tab/><text:tab/></text:span><text:span text:style-name="T1351">for</text:span><text:span text:style-name="T1352">(</text:span><text:span text:style-name="T1353">int</text:span><text:span text:style-name="T1354"><text:s/></text:span><text:span text:style-name="T1355">i</text:span><text:span text:style-name="T1356"><text:s/>= 1;<text:s/></text:span><text:span text:style-name="T1357">i</text:span><text:span text:style-name="T1358">&lt;=50;</text:span><text:span text:style-name="T1359">i</text:span><text:span text:style-name="T1360">++){</text:span><text:span text:style-name="T1361"/></text:p>
      <text:p text:style-name="P2"><text:span text:style-name="T1362"><text:tab/><text:tab/><text:tab/></text:span><text:span text:style-name="T1363">if</text:span><text:span text:style-name="T1364">(</text:span><text:span text:style-name="T1365">i</text:span><text:span text:style-name="T1366"><text:s/>% 2==0) {</text:span><text:span text:style-name="T1367"/></text:p>
      <text:p text:style-name="P2"><text:span text:style-name="T1368"><text:tab/><text:tab/><text:tab/><text:tab/>System.</text:span><text:span text:style-name="T1369">out</text:span><text:span text:style-name="T1370">.println(</text:span><text:span text:style-name="T1371">i</text:span><text:span text:style-name="T1372">+</text:span><text:span text:style-name="T1373">" is even"</text:span><text:span text:style-name="T1374">);</text:span><text:span text:style-name="T1375"/></text:p>
      <text:p text:style-name="P2"><text:span text:style-name="T1376"><text:tab/><text:tab/><text:tab/>}</text:span><text:span text:style-name="T1377"/></text:p>
      <text:p text:style-name="P2"><text:span text:style-name="T1378"><text:tab/><text:tab/>}</text:span><text:span text:style-name="T1379"/></text:p>
      <text:p text:style-name="P2"><text:span text:style-name="T1379"/></text:p>
      <text:p text:style-name="P2"><text:span text:style-name="T1380"><text:tab/>}</text:span><text:span text:style-name="T1381"/></text:p>
      <text:p text:style-name="P2"><text:span text:style-name="T1381"/></text:p>
      <text:p text:style-name="P2"><text:span text:style-name="T1382">}</text:span><text:span text:style-name="T1383"/></text:p>
      <text:p text:style-name="P2"><text:span text:style-name="T1384"/></text:p>
      <text:p text:style-name="P2"><text:span text:style-name="T1384"/></text:p>
      <text:p text:style-name="P2"><text:span text:style-name="T1384">14. Write a program to calculate factorial of a number.</text:span></text:p>
      <text:p text:style-name="P2"><text:span text:style-name="T1384"/></text:p>
      <text:p text:style-name="P2"><text:span text:style-name="T1385">import</text:span><text:span text:style-name="T1386"><text:s/>java.util.Scanner;</text:span><text:span text:style-name="T1387"/></text:p>
      <text:p text:style-name="P2"><text:span text:style-name="T1387"/></text:p>
      <text:p text:style-name="P2"><text:span text:style-name="T1388">public</text:span><text:span text:style-name="T1389"><text:s/></text:span><text:span text:style-name="T1390">class</text:span><text:span text:style-name="T1391"><text:s/>factorial {</text:span><text:span text:style-name="T1392"/></text:p>
      <text:p text:style-name="P2"><text:span text:style-name="T1392"/></text:p>
      <text:p text:style-name="P2"><text:span text:style-name="T1393"><text:tab/></text:span><text:span text:style-name="T1394">public</text:span><text:span text:style-name="T1395"><text:s/></text:span><text:span text:style-name="T1396">static</text:span><text:span text:style-name="T1397"><text:s/></text:span><text:span text:style-name="T1398">void</text:span><text:span text:style-name="T1399"><text:s/>main(String[]<text:s/></text:span><text:span text:style-name="T1400">args</text:span><text:span text:style-name="T1401">) {</text:span><text:span text:style-name="T1402"/></text:p>
      <text:p text:style-name="P2"><text:span text:style-name="T1403"><text:tab/><text:tab/></text:span><text:span text:style-name="T1404">//<text:s/></text:span><text:span text:style-name="T1405">TODO</text:span><text:span text:style-name="T1406"><text:s/>Auto-generated method stub</text:span><text:span text:style-name="T1407"/></text:p>
      <text:p text:style-name="P2"><text:span text:style-name="T1408"><text:tab/><text:tab/>Scanner<text:s/></text:span><text:span text:style-name="T1409">sc</text:span><text:span text:style-name="T1410"><text:s/>=<text:s/></text:span><text:span text:style-name="T1411">new</text:span><text:span text:style-name="T1412"><text:s/>Scanner(System.</text:span><text:span text:style-name="T1413">in</text:span><text:span text:style-name="T1414">);</text:span><text:span text:style-name="T1415"/></text:p>
      <text:p text:style-name="P2"><text:span text:style-name="T1416"><text:tab/><text:tab/>System.</text:span><text:span text:style-name="T1417">out</text:span><text:span text:style-name="T1418">.println(</text:span><text:span text:style-name="T1419">"enter the number: "</text:span><text:span text:style-name="T1420">);</text:span><text:span text:style-name="T1421"/></text:p>
      <text:p text:style-name="P2"><text:span text:style-name="T1422"><text:tab/><text:tab/></text:span><text:span text:style-name="T1423">int</text:span><text:span text:style-name="T1424"><text:s/></text:span><text:span text:style-name="T1425">num</text:span><text:span text:style-name="T1426"><text:s text:c="2"/>=<text:s/></text:span><text:span text:style-name="T1427">sc</text:span><text:span text:style-name="T1428">.nextInt();</text:span><text:span text:style-name="T1429"/></text:p>
      <text:p text:style-name="P2"><text:span text:style-name="T1430"><text:tab/><text:tab/></text:span><text:span text:style-name="T1431">long</text:span><text:span text:style-name="T1432"><text:s/></text:span><text:span text:style-name="T1433">fact</text:span><text:span text:style-name="T1434">=1;</text:span><text:span text:style-name="T1435"/></text:p>
      <text:p text:style-name="P2"><text:span text:style-name="T1436"><text:tab/><text:tab/></text:span><text:span text:style-name="T1437"/></text:p>
      <text:p text:style-name="P2"><text:span text:style-name="T1438"><text:tab/><text:tab/></text:span><text:span text:style-name="T1439">for</text:span><text:span text:style-name="T1440">(</text:span><text:span text:style-name="T1441">int</text:span><text:span text:style-name="T1442"><text:s/></text:span><text:span text:style-name="T1443">i</text:span><text:span text:style-name="T1444">=1;</text:span><text:span text:style-name="T1445">i</text:span><text:span text:style-name="T1446">&lt;=</text:span><text:span text:style-name="T1447">num</text:span><text:span text:style-name="T1448">;</text:span><text:span text:style-name="T1449">i</text:span><text:span text:style-name="T1450">++) {</text:span><text:span text:style-name="T1451"/></text:p>
      <text:p text:style-name="P2"><text:span text:style-name="T1452"><text:tab/><text:tab/><text:tab/></text:span><text:span text:style-name="T1453">fact</text:span><text:span text:style-name="T1454">*=</text:span><text:span text:style-name="T1455">i</text:span><text:span text:style-name="T1456">;</text:span><text:span text:style-name="T1457"/></text:p>
      <text:p text:style-name="P2"><text:span text:style-name="T1458"><text:tab/><text:tab/><text:tab/></text:span><text:span text:style-name="T1459"/></text:p>
      <text:p text:style-name="P2"><text:span text:style-name="T1460"><text:tab/><text:tab/>}</text:span><text:span text:style-name="T1461"/></text:p>
      <text:p text:style-name="P2"><text:span text:style-name="T1462"><text:tab/><text:tab/></text:span><text:span text:style-name="T1463"/></text:p>
      <text:p text:style-name="P2"><text:span text:style-name="T1464"><text:s text:c="6"/>System.</text:span><text:span text:style-name="T1465">out</text:span><text:span text:style-name="T1466">.println(</text:span><text:span text:style-name="T1467">fact</text:span><text:span text:style-name="T1468">);</text:span><text:span text:style-name="T1469"/></text:p>
      <text:p text:style-name="P2"><text:span text:style-name="T1470"><text:tab/>}</text:span><text:span text:style-name="T1471"/></text:p>
      <text:p text:style-name="P2"><text:span text:style-name="T1471"/></text:p>
      <text:p text:style-name="P2"><text:span text:style-name="T1472">}</text:span><text:span text:style-name="T1473"/></text:p>
      <text:p text:style-name="P2"><text:span text:style-name="T1474"/></text:p>
      <text:p text:style-name="P2"><text:span text:style-name="T1474"/></text:p>
      <text:p text:style-name="P2"><text:span text:style-name="T1474">15. Write a program to print the multiplication table of a given numbe</text:span></text:p>
      <text:p text:style-name="P2"><text:span text:style-name="T1474"/></text:p>
      <text:p text:style-name="P2"><text:span text:style-name="T1475">import</text:span><text:span text:style-name="T1476"><text:s/>java.util.Scanner;</text:span><text:span text:style-name="T1477"/></text:p>
      <text:p text:style-name="P2"><text:span text:style-name="T1477"/></text:p>
      <text:p text:style-name="P2"><text:span text:style-name="T1478">public</text:span><text:span text:style-name="T1479"><text:s/></text:span><text:span text:style-name="T1480">class</text:span><text:span text:style-name="T1481"><text:s/>MultiplicationTable {</text:span><text:span text:style-name="T1482"/></text:p>
      <text:p text:style-name="P2"><text:span text:style-name="T1482"/></text:p>
      <text:p text:style-name="P2"><text:span text:style-name="T1483"><text:tab/></text:span><text:span text:style-name="T1484">public</text:span><text:span text:style-name="T1485"><text:s/></text:span><text:span text:style-name="T1486">static</text:span><text:span text:style-name="T1487"><text:s/></text:span><text:span text:style-name="T1488">void</text:span><text:span text:style-name="T1489"><text:s/>main(String[]<text:s/></text:span><text:span text:style-name="T1490">args</text:span><text:span text:style-name="T1491">) {</text:span><text:span text:style-name="T1492"/></text:p>
      <text:p text:style-name="P2"><text:span text:style-name="T1493"><text:tab/><text:tab/></text:span><text:span text:style-name="T1494">//<text:s/></text:span><text:span text:style-name="T1495">TODO</text:span><text:span text:style-name="T1496"><text:s/>Auto-generated method stub</text:span><text:span text:style-name="T1497"/></text:p>
      <text:p text:style-name="P2"><text:span text:style-name="T1498"><text:tab/><text:tab/>Scanner<text:s/></text:span><text:span text:style-name="T1499">sc</text:span><text:span text:style-name="T1500"><text:s/>=<text:s/></text:span><text:span text:style-name="T1501">new</text:span><text:span text:style-name="T1502"><text:s/>Scanner(System.</text:span><text:span text:style-name="T1503">in</text:span><text:span text:style-name="T1504">);</text:span><text:span text:style-name="T1505"/></text:p>
      <text:p text:style-name="P2"><text:span text:style-name="T1506"><text:tab/><text:tab/>System.</text:span><text:span text:style-name="T1507">out</text:span><text:span text:style-name="T1508">.println(</text:span><text:span text:style-name="T1509">"enter the number: "</text:span><text:span text:style-name="T1510">);</text:span><text:span text:style-name="T1511"/></text:p>
      <text:p text:style-name="P2"><text:span text:style-name="T1512"><text:tab/><text:tab/></text:span><text:span text:style-name="T1513">int</text:span><text:span text:style-name="T1514"><text:s/></text:span><text:span text:style-name="T1515">num</text:span><text:span text:style-name="T1516"><text:s/>=<text:s/></text:span><text:span text:style-name="T1517">sc</text:span><text:span text:style-name="T1518">.nextInt();</text:span><text:span text:style-name="T1519"/></text:p>
      <text:p text:style-name="P2"><text:span text:style-name="T1520"><text:tab/><text:tab/></text:span><text:span text:style-name="T1521">for</text:span><text:span text:style-name="T1522">(</text:span><text:span text:style-name="T1523">int</text:span><text:span text:style-name="T1524"><text:s/></text:span><text:span text:style-name="T1525">i</text:span><text:span text:style-name="T1526">=1;</text:span><text:span text:style-name="T1527">i</text:span><text:span text:style-name="T1528">&lt;=10;</text:span><text:span text:style-name="T1529">i</text:span><text:span text:style-name="T1530">++) {</text:span><text:span text:style-name="T1531"/></text:p>
      <text:p text:style-name="P2"><text:span text:style-name="T1532"><text:tab/><text:tab/><text:tab/>System.</text:span><text:span text:style-name="T1533">out</text:span><text:span text:style-name="T1534">.println((</text:span><text:span text:style-name="T1535">num</text:span><text:span text:style-name="T1536">+</text:span><text:span text:style-name="T1537">"x"</text:span><text:span text:style-name="T1538">+</text:span><text:span text:style-name="T1539">i</text:span><text:span text:style-name="T1540">+</text:span><text:span text:style-name="T1541">"="</text:span><text:span text:style-name="T1542">+(</text:span><text:span text:style-name="T1543">num</text:span><text:span text:style-name="T1544">*</text:span><text:span text:style-name="T1545">i</text:span><text:span text:style-name="T1546">)));</text:span><text:span text:style-name="T1547"/></text:p>
      <text:p text:style-name="P2"><text:span text:style-name="T1548"><text:tab/><text:tab/>}</text:span><text:span text:style-name="T1549"/></text:p>
      <text:p text:style-name="P2"><text:span text:style-name="T1549"/></text:p>
      <text:p text:style-name="P2"><text:span text:style-name="T1550"><text:tab/>}</text:span><text:span text:style-name="T1551"/></text:p>
      <text:p text:style-name="P2"><text:span text:style-name="T1551"/></text:p>
      <text:p text:style-name="P2"><text:span text:style-name="T1552">}</text:span><text:span text:style-name="T1553"/></text:p>
      <text:p text:style-name="P2"><text:span text:style-name="T1554"/></text:p>
      <text:p text:style-name="P2"><text:span text:style-name="T1554"/></text:p>
      <text:p text:style-name="P2"><text:span text:style-name="T1554">16. Write a program to calculate the sum of digits of a number.</text:span></text:p>
      <text:p text:style-name="P2"><text:span text:style-name="T1554"/></text:p>
      <text:p text:style-name="P2"><text:span text:style-name="T1555">import</text:span><text:span text:style-name="T1556"><text:s/>java.util.Scanner;</text:span><text:span text:style-name="T1557"/></text:p>
      <text:p text:style-name="P2"><text:span text:style-name="T1557"/></text:p>
      <text:p text:style-name="P2"><text:span text:style-name="T1558">public</text:span><text:span text:style-name="T1559"><text:s/></text:span><text:span text:style-name="T1560">class</text:span><text:span text:style-name="T1561"><text:s/>SumOfDigits {</text:span><text:span text:style-name="T1562"/></text:p>
      <text:p text:style-name="P2"><text:span text:style-name="T1562"/></text:p>
      <text:p text:style-name="P2"><text:span text:style-name="T1563"><text:tab/></text:span><text:span text:style-name="T1564">public</text:span><text:span text:style-name="T1565"><text:s/></text:span><text:span text:style-name="T1566">static</text:span><text:span text:style-name="T1567"><text:s/></text:span><text:span text:style-name="T1568">void</text:span><text:span text:style-name="T1569"><text:s/>main(String[]<text:s/></text:span><text:span text:style-name="T1570">args</text:span><text:span text:style-name="T1571">) {</text:span><text:span text:style-name="T1572"/></text:p>
      <text:p text:style-name="P2"><text:span text:style-name="T1573"><text:tab/><text:tab/></text:span><text:span text:style-name="T1574">//<text:s/></text:span><text:span text:style-name="T1575">TODO</text:span><text:span text:style-name="T1576"><text:s/>Auto-generated method stub</text:span><text:span text:style-name="T1577"/></text:p>
      <text:p text:style-name="P2"><text:span text:style-name="T1578"><text:tab/><text:tab/>Scanner<text:s/></text:span><text:span text:style-name="T1579">sc</text:span><text:span text:style-name="T1580"><text:s/>=<text:s/></text:span><text:span text:style-name="T1581">new</text:span><text:span text:style-name="T1582"><text:s/>Scanner(System.</text:span><text:span text:style-name="T1583">in</text:span><text:span text:style-name="T1584">);</text:span><text:span text:style-name="T1585"/></text:p>
      <text:p text:style-name="P2"><text:span text:style-name="T1586"><text:tab/><text:tab/>System.</text:span><text:span text:style-name="T1587">out</text:span><text:span text:style-name="T1588">.println(</text:span><text:span text:style-name="T1589">"enter the number:"</text:span><text:span text:style-name="T1590">);</text:span><text:span text:style-name="T1591"/></text:p>
      <text:p text:style-name="P2"><text:span text:style-name="T1592"><text:tab/><text:tab/></text:span><text:span text:style-name="T1593">int</text:span><text:span text:style-name="T1594"><text:s/></text:span><text:span text:style-name="T1595">num</text:span><text:span text:style-name="T1596"><text:s/>=<text:s/></text:span><text:span text:style-name="T1597">sc</text:span><text:span text:style-name="T1598">.nextInt();</text:span><text:span text:style-name="T1599"/></text:p>
      <text:p text:style-name="P2"><text:span text:style-name="T1600"><text:tab/><text:tab/></text:span><text:span text:style-name="T1601">int</text:span><text:span text:style-name="T1602"><text:s/></text:span><text:span text:style-name="T1603">sum</text:span><text:span text:style-name="T1604"><text:s/>= 0;</text:span><text:span text:style-name="T1605"/></text:p>
      <text:p text:style-name="P2"><text:span text:style-name="T1606"><text:tab/><text:tab/></text:span><text:span text:style-name="T1607">while</text:span><text:span text:style-name="T1608">(</text:span><text:span text:style-name="T1609">num</text:span><text:span text:style-name="T1610">&gt;0) {</text:span><text:span text:style-name="T1611"/></text:p>
      <text:p text:style-name="P2"><text:span text:style-name="T1612"><text:tab/><text:tab/><text:tab/></text:span><text:span text:style-name="T1613">int</text:span><text:span text:style-name="T1614"><text:s/></text:span><text:span text:style-name="T1615">digit</text:span><text:span text:style-name="T1616">=</text:span><text:span text:style-name="T1617">num</text:span><text:span text:style-name="T1618">%10;</text:span><text:span text:style-name="T1619"/></text:p>
      <text:p text:style-name="P2"><text:span text:style-name="T1620"><text:tab/><text:tab/><text:tab/></text:span><text:span text:style-name="T1621">sum</text:span><text:span text:style-name="T1622">=</text:span><text:span text:style-name="T1623">sum</text:span><text:span text:style-name="T1624">+</text:span><text:span text:style-name="T1625">digit</text:span><text:span text:style-name="T1626">;</text:span><text:span text:style-name="T1627"/></text:p>
      <text:p text:style-name="P2"><text:span text:style-name="T1628"><text:tab/><text:tab/><text:tab/></text:span><text:span text:style-name="T1629">num</text:span><text:span text:style-name="T1630">=</text:span><text:span text:style-name="T1631">num</text:span><text:span text:style-name="T1632">/10;</text:span><text:span text:style-name="T1633"/></text:p>
      <text:p text:style-name="P2"><text:span text:style-name="T1634"><text:tab/><text:tab/><text:tab/></text:span><text:span text:style-name="T1635"/></text:p>
      <text:p text:style-name="P2"><text:span text:style-name="T1636"><text:tab/><text:tab/>}</text:span><text:span text:style-name="T1637"/></text:p>
      <text:p text:style-name="P2"><text:span text:style-name="T1638"><text:tab/><text:tab/>System.</text:span><text:span text:style-name="T1639">out</text:span><text:span text:style-name="T1640">.println(</text:span><text:span text:style-name="T1641">sum</text:span><text:span text:style-name="T1642">);</text:span><text:span text:style-name="T1643"/></text:p>
      <text:p text:style-name="P2"><text:span text:style-name="T1643"/></text:p>
      <text:p text:style-name="P2"><text:span text:style-name="T1644"><text:tab/>}</text:span><text:span text:style-name="T1645"/></text:p>
      <text:p text:style-name="P2"><text:span text:style-name="T1645"/></text:p>
      <text:p text:style-name="P2"><text:span text:style-name="T1646">}</text:span><text:span text:style-name="T1647"/></text:p>
      <text:p text:style-name="P2"><text:span text:style-name="T1648"/></text:p>
      <text:p text:style-name="P2"><text:span text:style-name="T1648"/></text:p>
      <text:p text:style-name="P2"><text:span text:style-name="T1648">17. Write a program to reverse a number.</text:span></text:p>
      <text:p text:style-name="P2"><text:span text:style-name="T1648"/></text:p>
      <text:p text:style-name="P2"><text:span text:style-name="T1649">import</text:span><text:span text:style-name="T1650"><text:s/>java.util.Scanner;</text:span><text:span text:style-name="T1651"/></text:p>
      <text:p text:style-name="P2"><text:span text:style-name="T1651"/></text:p>
      <text:p text:style-name="P2"><text:span text:style-name="T1652">public</text:span><text:span text:style-name="T1653"><text:s/></text:span><text:span text:style-name="T1654">class</text:span><text:span text:style-name="T1655"><text:s/>ReverseNumber {</text:span><text:span text:style-name="T1656"/></text:p>
      <text:p text:style-name="P2"><text:span text:style-name="T1656"/></text:p>
      <text:p text:style-name="P2"><text:span text:style-name="T1657"><text:tab/></text:span><text:span text:style-name="T1658">public</text:span><text:span text:style-name="T1659"><text:s/></text:span><text:span text:style-name="T1660">static</text:span><text:span text:style-name="T1661"><text:s/></text:span><text:span text:style-name="T1662">void</text:span><text:span text:style-name="T1663"><text:s/>main(String[]<text:s/></text:span><text:span text:style-name="T1664">args</text:span><text:span text:style-name="T1665">) {</text:span><text:span text:style-name="T1666"/></text:p>
      <text:p text:style-name="P2"><text:span text:style-name="T1667"><text:tab/><text:tab/></text:span><text:span text:style-name="T1668">//<text:s/></text:span><text:span text:style-name="T1669">TODO</text:span><text:span text:style-name="T1670"><text:s/>Auto-generated method stub</text:span><text:span text:style-name="T1671"/></text:p>
      <text:p text:style-name="P2"><text:span text:style-name="T1672"><text:tab/><text:tab/>Scanner<text:s/></text:span><text:span text:style-name="T1673">sc</text:span><text:span text:style-name="T1674"><text:s/>=<text:s/></text:span><text:span text:style-name="T1675">new</text:span><text:span text:style-name="T1676"><text:s/>Scanner(System.</text:span><text:span text:style-name="T1677">in</text:span><text:span text:style-name="T1678">);</text:span><text:span text:style-name="T1679"/></text:p>
      <text:p text:style-name="P2"><text:span text:style-name="T1680"><text:tab/><text:tab/>System.</text:span><text:span text:style-name="T1681">out</text:span><text:span text:style-name="T1682">.println(</text:span><text:span text:style-name="T1683">"enter the number: "</text:span><text:span text:style-name="T1684">);</text:span><text:span text:style-name="T1685"/></text:p>
      <text:p text:style-name="P2"><text:span text:style-name="T1686"><text:tab/><text:tab/></text:span><text:span text:style-name="T1687">int</text:span><text:span text:style-name="T1688"><text:s/></text:span><text:span text:style-name="T1689">num</text:span><text:span text:style-name="T1690"><text:s/>=<text:s/></text:span><text:span text:style-name="T1691">sc</text:span><text:span text:style-name="T1692">.nextInt();</text:span><text:span text:style-name="T1693"/></text:p>
      <text:p text:style-name="P2"><text:span text:style-name="T1694"><text:tab/><text:tab/></text:span><text:span text:style-name="T1695">int</text:span><text:span text:style-name="T1696"><text:s/></text:span><text:span text:style-name="T1697">rev</text:span><text:span text:style-name="T1698"><text:s/>= 0;</text:span><text:span text:style-name="T1699"/></text:p>
      <text:p text:style-name="P2"><text:span text:style-name="T1700"><text:tab/><text:tab/></text:span><text:span text:style-name="T1701">while</text:span><text:span text:style-name="T1702">(</text:span><text:span text:style-name="T1703">num</text:span><text:span text:style-name="T1704">&gt;0) {</text:span><text:span text:style-name="T1705"/></text:p>
      <text:p text:style-name="P2"><text:span text:style-name="T1706"><text:tab/><text:tab/><text:tab/></text:span><text:span text:style-name="T1707">int</text:span><text:span text:style-name="T1708"><text:s/></text:span><text:span text:style-name="T1709">digit</text:span><text:span text:style-name="T1710">=</text:span><text:span text:style-name="T1711">num</text:span><text:span text:style-name="T1712">%10;</text:span><text:span text:style-name="T1713"/></text:p>
      <text:p text:style-name="P2"><text:span text:style-name="T1714"><text:tab/><text:tab/><text:tab/></text:span><text:span text:style-name="T1715">rev</text:span><text:span text:style-name="T1716"><text:s/>=</text:span><text:span text:style-name="T1717">rev</text:span><text:span text:style-name="T1718">*10+</text:span><text:span text:style-name="T1719">digit</text:span><text:span text:style-name="T1720">;</text:span><text:span text:style-name="T1721"/></text:p>
      <text:p text:style-name="P2"><text:span text:style-name="T1722"><text:tab/><text:tab/><text:tab/></text:span><text:span text:style-name="T1723">num</text:span><text:span text:style-name="T1724">=</text:span><text:span text:style-name="T1725">num</text:span><text:span text:style-name="T1726">/10;</text:span><text:span text:style-name="T1727"/></text:p>
      <text:p text:style-name="P2"><text:span text:style-name="T1728"><text:tab/><text:tab/>}</text:span><text:span text:style-name="T1729"/></text:p>
      <text:p text:style-name="P2"><text:span text:style-name="T1730"><text:s text:c="8"/>System.</text:span><text:span text:style-name="T1731">out</text:span><text:span text:style-name="T1732">.println(</text:span><text:span text:style-name="T1733">"reversed num: "</text:span><text:span text:style-name="T1734">+</text:span><text:span text:style-name="T1735">rev</text:span><text:span text:style-name="T1736">);</text:span><text:span text:style-name="T1737"/></text:p>
      <text:p text:style-name="P2"><text:span text:style-name="T1738"><text:tab/>}</text:span><text:span text:style-name="T1739"/></text:p>
      <text:p text:style-name="P2"><text:span text:style-name="T1739"/></text:p>
      <text:p text:style-name="P2"><text:span text:style-name="T1740">}</text:span></text:p>
      <text:p text:style-name="P2"><text:span text:style-name="T1740"/></text:p>
      <text:p text:style-name="P2"><text:span text:style-name="T1741">18. Write a program to check whether a number is a palindrome.</text:span></text:p>
      <text:p text:style-name="P2"><text:span text:style-name="T1741"/></text:p>
      <text:p text:style-name="P2"><text:span text:style-name="T1742">import</text:span><text:span text:style-name="T1743"><text:s/>java.util.Scanner;</text:span><text:span text:style-name="T1744"/></text:p>
      <text:p text:style-name="P2"><text:span text:style-name="T1744"/></text:p>
      <text:p text:style-name="P2"><text:span text:style-name="T1745">public</text:span><text:span text:style-name="T1746"><text:s/></text:span><text:span text:style-name="T1747">class</text:span><text:span text:style-name="T1748"><text:s/>Palindrome {</text:span><text:span text:style-name="T1749"/></text:p>
      <text:p text:style-name="P2"><text:span text:style-name="T1749"/></text:p>
      <text:p text:style-name="P2"><text:span text:style-name="T1750"><text:tab/></text:span><text:span text:style-name="T1751">public</text:span><text:span text:style-name="T1752"><text:s/></text:span><text:span text:style-name="T1753">static</text:span><text:span text:style-name="T1754"><text:s/></text:span><text:span text:style-name="T1755">void</text:span><text:span text:style-name="T1756"><text:s/>main(String[]<text:s/></text:span><text:span text:style-name="T1757">args</text:span><text:span text:style-name="T1758">) {</text:span><text:span text:style-name="T1759"/></text:p>
      <text:p text:style-name="P2"><text:span text:style-name="T1760"><text:tab/><text:tab/></text:span><text:span text:style-name="T1761">//<text:s/></text:span><text:span text:style-name="T1762">TODO</text:span><text:span text:style-name="T1763"><text:s/>Auto-generated method stub</text:span><text:span text:style-name="T1764"/></text:p>
      <text:p text:style-name="P2"><text:span text:style-name="T1765"><text:tab/><text:tab/>Scanner<text:s/></text:span><text:span text:style-name="T1766">sc</text:span><text:span text:style-name="T1767"><text:s/>=<text:s/></text:span><text:span text:style-name="T1768">new</text:span><text:span text:style-name="T1769"><text:s/>Scanner(System.</text:span><text:span text:style-name="T1770">in</text:span><text:span text:style-name="T1771">);</text:span><text:span text:style-name="T1772"/></text:p>
      <text:p text:style-name="P2"><text:span text:style-name="T1773"><text:tab/><text:tab/>System.</text:span><text:span text:style-name="T1774">out</text:span><text:span text:style-name="T1775">.println(</text:span><text:span text:style-name="T1776">"enter the number: "</text:span><text:span text:style-name="T1777">);</text:span><text:span text:style-name="T1778"/></text:p>
      <text:p text:style-name="P2"><text:span text:style-name="T1779"><text:tab/><text:tab/></text:span><text:span text:style-name="T1780">int</text:span><text:span text:style-name="T1781"><text:s/></text:span><text:span text:style-name="T1782">num</text:span><text:span text:style-name="T1783"><text:s/>=<text:s/></text:span><text:span text:style-name="T1784">sc</text:span><text:span text:style-name="T1785">.nextInt();</text:span><text:span text:style-name="T1786"/></text:p>
      <text:p text:style-name="P2"><text:span text:style-name="T1787"><text:tab/><text:tab/></text:span><text:span text:style-name="T1788">int</text:span><text:span text:style-name="T1789"><text:s/></text:span><text:span text:style-name="T1790">original</text:span><text:span text:style-name="T1791"><text:s/>=<text:s/></text:span><text:span text:style-name="T1792">num</text:span><text:span text:style-name="T1793">;</text:span><text:span text:style-name="T1794"/></text:p>
      <text:p text:style-name="P2"><text:span text:style-name="T1795"><text:tab/><text:tab/></text:span><text:span text:style-name="T1796">int</text:span><text:span text:style-name="T1797"><text:s/></text:span><text:span text:style-name="T1798">rev</text:span><text:span text:style-name="T1799"><text:s/>= 0;</text:span><text:span text:style-name="T1800"/></text:p>
      <text:p text:style-name="P2"><text:span text:style-name="T1801"><text:tab/><text:tab/></text:span><text:span text:style-name="T1802">while</text:span><text:span text:style-name="T1803">(</text:span><text:span text:style-name="T1804">num</text:span><text:span text:style-name="T1805">&gt;0) {</text:span><text:span text:style-name="T1806"/></text:p>
      <text:p text:style-name="P2"><text:span text:style-name="T1807"><text:tab/><text:tab/><text:tab/></text:span><text:span text:style-name="T1808">int</text:span><text:span text:style-name="T1809"><text:s/></text:span><text:span text:style-name="T1810">digit</text:span><text:span text:style-name="T1811"><text:s/>=<text:s/></text:span><text:span text:style-name="T1812">num</text:span><text:span text:style-name="T1813">%10;</text:span><text:span text:style-name="T1814"/></text:p>
      <text:p text:style-name="P2"><text:span text:style-name="T1815"><text:tab/><text:tab/><text:tab/></text:span><text:span text:style-name="T1816">rev</text:span><text:span text:style-name="T1817">=</text:span><text:span text:style-name="T1818">rev</text:span><text:span text:style-name="T1819">*10+</text:span><text:span text:style-name="T1820">digit</text:span><text:span text:style-name="T1821">;</text:span><text:span text:style-name="T1822"/></text:p>
      <text:p text:style-name="P2"><text:span text:style-name="T1823"><text:tab/><text:tab/><text:tab/></text:span><text:span text:style-name="T1824">num</text:span><text:span text:style-name="T1825">=</text:span><text:span text:style-name="T1826">num</text:span><text:span text:style-name="T1827">/10;</text:span><text:span text:style-name="T1828"/></text:p>
      <text:p text:style-name="P2"><text:span text:style-name="T1829"><text:tab/><text:tab/></text:span><text:span text:style-name="T1830"/></text:p>
      <text:p text:style-name="P2"><text:span text:style-name="T1831"><text:tab/><text:tab/>}</text:span><text:span text:style-name="T1832"/></text:p>
      <text:p text:style-name="P2"><text:span text:style-name="T1833"><text:tab/><text:tab/></text:span><text:span text:style-name="T1834"/></text:p>
      <text:p text:style-name="P2"><text:span text:style-name="T1835"><text:s text:c="7"/></text:span><text:span text:style-name="T1836">if</text:span><text:span text:style-name="T1837">(</text:span><text:span text:style-name="T1838">original</text:span><text:span text:style-name="T1839">==</text:span><text:span text:style-name="T1840">rev</text:span><text:span text:style-name="T1841">) {</text:span><text:span text:style-name="T1842"/></text:p>
      <text:p text:style-name="P2"><text:span text:style-name="T1843"><text:s text:c="4"/><text:tab/><text:s text:c="3"/>System.</text:span><text:span text:style-name="T1844">out</text:span><text:span text:style-name="T1845">.println(</text:span><text:span text:style-name="T1846">"palindrome"</text:span><text:span text:style-name="T1847">);</text:span><text:span text:style-name="T1848"/></text:p>
      <text:p text:style-name="P2"><text:span text:style-name="T1849"><text:s text:c="7"/>}</text:span><text:span text:style-name="T1850">else</text:span><text:span text:style-name="T1851"><text:s/>{</text:span><text:span text:style-name="T1852"/></text:p>
      <text:p text:style-name="P2"><text:span text:style-name="T1853"><text:s text:c="4"/><text:tab/><text:s text:c="3"/>System.</text:span><text:span text:style-name="T1854">out</text:span><text:span text:style-name="T1855">.println(</text:span><text:span text:style-name="T1856">"not p"</text:span><text:span text:style-name="T1857">);</text:span><text:span text:style-name="T1858"/></text:p>
      <text:p text:style-name="P2"><text:span text:style-name="T1859"><text:s text:c="7"/>}</text:span><text:span text:style-name="T1860"/></text:p>
      <text:p text:style-name="P2"><text:span text:style-name="T1861"><text:tab/>}</text:span><text:span text:style-name="T1862"/></text:p>
      <text:p text:style-name="P2"><text:span text:style-name="T1862"/></text:p>
      <text:p text:style-name="P2"><text:span text:style-name="T1863">}</text:span><text:span text:style-name="T1864"/></text:p>
      <text:p text:style-name="P2"><text:span text:style-name="T1864"/></text:p>
      <text:p text:style-name="P2"><text:span text:style-name="T1865">19. Write a program to print Fibonacci series up to n terms. </text:span></text:p>
      <text:p text:style-name="P2"><text:span text:style-name="T1865"/></text:p>
      <text:p text:style-name="P2"><text:span text:style-name="T1866">import java.util.Scanner;</text:span></text:p>
      <text:p text:style-name="P2"><text:span text:style-name="T1866"/></text:p>
      <text:p text:style-name="P2"><text:span text:style-name="T1866">public class Fibonacci {</text:span></text:p>
      <text:p text:style-name="P2"><text:span text:style-name="T1866"><text:s text:c="4"/>public static void main(String[] args) {</text:span></text:p>
      <text:p text:style-name="P2"><text:span text:style-name="T1866"/></text:p>
      <text:p text:style-name="P2"><text:span text:style-name="T1866"><text:s text:c="8"/>Scanner sc = new Scanner(System.in);</text:span></text:p>
      <text:p text:style-name="P2"><text:span text:style-name="T1866"><text:s text:c="8"/>int n = sc.nextInt();</text:span></text:p>
      <text:p text:style-name="P2"><text:span text:style-name="T1866"/></text:p>
      <text:p text:style-name="P2"><text:span text:style-name="T1866"><text:s text:c="8"/>int first = 0;</text:span></text:p>
      <text:p text:style-name="P2"><text:span text:style-name="T1866"><text:s text:c="8"/>int second = 1;</text:span></text:p>
      <text:p text:style-name="P2"><text:span text:style-name="T1866"/></text:p>
      <text:p text:style-name="P2"><text:span text:style-name="T1866"><text:s text:c="8"/>System.out.print(first + " " + second + " ");</text:span></text:p>
      <text:p text:style-name="P2"><text:span text:style-name="T1866"/></text:p>
      <text:p text:style-name="P2"><text:span text:style-name="T1866"><text:s text:c="8"/>for (int i = 3; i &lt;= n; i++) {</text:span></text:p>
      <text:p text:style-name="P2"><text:span text:style-name="T1866"><text:s text:c="12"/>int next = first + second;</text:span></text:p>
      <text:p text:style-name="P2"><text:span text:style-name="T1866"><text:s text:c="12"/>System.out.print(next + " ");</text:span></text:p>
      <text:p text:style-name="P2"><text:span text:style-name="T1866"><text:s text:c="12"/>first = second;</text:span></text:p>
      <text:p text:style-name="P2"><text:span text:style-name="T1866"><text:s text:c="12"/>second = next;</text:span></text:p>
      <text:p text:style-name="P2"><text:span text:style-name="T1866"><text:s text:c="8"/>}</text:span></text:p>
      <text:p text:style-name="P2"><text:span text:style-name="T1866"><text:s text:c="4"/>}</text:span></text:p>
      <text:p text:style-name="P2"><text:span text:style-name="T1866">}</text:span></text:p>
      <text:p text:style-name="P2"><text:span text:style-name="T1866"/></text:p>
      <text:p text:style-name="P2"><text:span text:style-name="T1867">20. Write a program to check whether a number is prime. </text:span></text:p>
      <text:p text:style-name="P2"><text:span text:style-name="T1867"/></text:p>
      <text:p text:style-name="P2"><text:span text:style-name="T1868">import java.util.Scanner;</text:span></text:p>
      <text:p text:style-name="P2"><text:span text:style-name="T1868"/></text:p>
      <text:p text:style-name="P2"><text:span text:style-name="T1868">public class PrimeNumber {</text:span></text:p>
      <text:p text:style-name="P2"><text:span text:style-name="T1868"><text:s text:c="4"/>public static void main(String[] args) {</text:span></text:p>
      <text:p text:style-name="P2"><text:span text:style-name="T1868"/></text:p>
      <text:p text:style-name="P2"><text:span text:style-name="T1868"><text:s text:c="8"/>Scanner sc = new Scanner(System.in);</text:span></text:p>
      <text:p text:style-name="P2"><text:span text:style-name="T1868"><text:s text:c="8"/>int num = sc.nextInt();</text:span></text:p>
      <text:p text:style-name="P2"><text:span text:style-name="T1868"/></text:p>
      <text:p text:style-name="P2"><text:span text:style-name="T1868"><text:s text:c="8"/>boolean isPrime = true;</text:span></text:p>
      <text:p text:style-name="P2"><text:span text:style-name="T1868"/></text:p>
      <text:p text:style-name="P2"><text:span text:style-name="T1868"><text:s text:c="8"/>if (num &lt;= 1) {</text:span></text:p>
      <text:p text:style-name="P2"><text:span text:style-name="T1868"><text:s text:c="12"/>isPrime = false;</text:span></text:p>
      <text:p text:style-name="P2"><text:span text:style-name="T1868"><text:s text:c="8"/>} else {</text:span></text:p>
      <text:p text:style-name="P2"><text:span text:style-name="T1868"><text:s text:c="12"/>for (int i = 2; i &lt;= num / 2; i++) {</text:span></text:p>
      <text:p text:style-name="P2"><text:span text:style-name="T1868"><text:s text:c="16"/>if (num % i == 0) {</text:span></text:p>
      <text:p text:style-name="P2"><text:span text:style-name="T1868"><text:s text:c="20"/>isPrime = false;</text:span></text:p>
      <text:p text:style-name="P2"><text:span text:style-name="T1868"><text:s text:c="20"/>break;</text:span></text:p>
      <text:p text:style-name="P2"><text:span text:style-name="T1868"><text:s text:c="16"/>}</text:span></text:p>
      <text:p text:style-name="P2"><text:span text:style-name="T1868"><text:s text:c="12"/>}</text:span></text:p>
      <text:p text:style-name="P2"><text:span text:style-name="T1868"><text:s text:c="8"/>}</text:span></text:p>
      <text:p text:style-name="P2"><text:span text:style-name="T1868"/></text:p>
      <text:p text:style-name="P2"><text:span text:style-name="T1868"><text:s text:c="8"/>if (isPrime) {</text:span></text:p>
      <text:p text:style-name="P2"><text:span text:style-name="T1868"><text:s text:c="12"/>System.out.println("Prime number");</text:span></text:p>
      <text:p text:style-name="P2"><text:span text:style-name="T1868"><text:s text:c="8"/>} else {</text:span></text:p>
      <text:p text:style-name="P2"><text:span text:style-name="T1868"><text:s text:c="12"/>System.out.println("Not a prime number");</text:span></text:p>
      <text:p text:style-name="P2"><text:span text:style-name="T1868"><text:s text:c="8"/>}</text:span></text:p>
      <text:p text:style-name="P2"><text:span text:style-name="T1868"><text:s text:c="4"/>}</text:span></text:p>
      <text:p text:style-name="P2"><text:span text:style-name="T1868">}</text:span></text:p>
      <text:p text:style-name="P2"><text:span text:style-name="T1869"/></text:p>
      <text:p text:style-name="P2"><text:span text:style-name="T1869"/></text:p>
      <text:p text:style-name="P2"><text:span text:style-name="T1869"/></text:p>
      <text:p text:style-name="P2"><text:span text:style-name="T1869"/></text:p>
      <text:p text:style-name="P2"><text:span text:style-name="T1870"/></text:p>
      <text:p text:style-name="P2"><text:span text:style-name="T1871"/></text:p>
      <text:p text:style-name="P2"><text:span text:style-name="T1871"/></text:p>
      <text:p text:style-name="P2"><text:span text:style-name="T1871"/></text:p>
      <text:p text:style-name="P2"><text:span text:style-name="T1871"/></text:p>
      <text:p text:style-name="P2"><text:span text:style-name="T1871"/></text:p>
      <text:p text:style-name="P2"><text:span text:style-name="T1871"/></text:p>
      <text:p text:style-name="P2"><text:span text:style-name="T1871"/></text:p>
      <text:p text:style-name="P2"><text:span text:style-name="T1871"/></text:p>
      <text:p text:style-name="P2"><text:span text:style-name="T1872"/></text:p>
      <text:p text:style-name="P2"><text:span text:style-name="T1873"/></text:p>
      <text:p text:style-name="P2"><text:span text:style-name="T18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